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size="14pt" officeooo:rsid="00262d51" officeooo:paragraph-rsid="00453b62" style:font-size-asian="14pt" style:font-size-complex="14pt"/>
    </style:style>
    <style:style style:name="P2" style:family="paragraph" style:parent-style-name="Standard">
      <style:text-properties fo:color="#ffffff" loext:opacity="100%" style:font-name="Cantarell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3" style:family="paragraph" style:parent-style-name="Standard">
      <style:text-properties officeooo:paragraph-rsid="00262d51"/>
    </style:style>
    <style:style style:name="P4" style:family="paragraph" style:parent-style-name="Standard">
      <style:text-properties officeooo:paragraph-rsid="002e5263"/>
    </style:style>
    <style:style style:name="P5" style:family="paragraph" style:parent-style-name="Standard">
      <style:text-properties officeooo:paragraph-rsid="00453b62"/>
    </style:style>
    <style:style style:name="P6" style:family="paragraph" style:parent-style-name="Standard">
      <style:paragraph-properties fo:break-before="page"/>
      <style:text-properties officeooo:paragraph-rsid="00453b62"/>
    </style:style>
    <style:style style:name="P7" style:family="paragraph" style:parent-style-name="Standard">
      <style:text-properties fo:color="#3465a4" loext:opacity="100%"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ff6d6d" loext:opacity="100%" style:font-name="Cantarell"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3.099cm" fo:margin-right="0cm" fo:text-indent="0cm" style:auto-text-indent="false" style:page-number="auto" fo:background-color="transparent"/>
      <style:text-properties style:font-name="Cantarell"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Cantarell" fo:font-size="14pt" style:text-underline-style="none" fo:font-weight="normal" officeooo:rsid="0015dab4" officeooo:paragraph-rsid="00262d51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Cantarell" fo:font-size="14pt" style:text-underline-style="none" fo:font-weight="normal" officeooo:rsid="0015dab4" officeooo:paragraph-rsid="0025eb4b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Cantarell" fo:font-size="14pt" style:text-underline-style="none" fo:font-weight="normal" officeooo:rsid="0015dab4" officeooo:paragraph-rsid="00284ce3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Cantarell" fo:font-size="14pt" style:text-underline-style="none" fo:font-weight="normal" officeooo:rsid="0015dab4" officeooo:paragraph-rsid="004a431f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Cantarell" fo:font-size="14pt" style:text-underline-style="none" fo:font-weight="normal" officeooo:rsid="00262d51" officeooo:paragraph-rsid="00262d51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Cantarell" fo:font-size="14pt" style:text-underline-style="none" fo:font-weight="normal" officeooo:rsid="00262d51" officeooo:paragraph-rsid="002e5263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Cantarell" fo:font-size="14pt" style:text-underline-style="none" fo:font-weight="normal" officeooo:rsid="00262d51" officeooo:paragraph-rsid="004152cb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Cantarell" fo:font-size="14pt" style:text-underline-style="none" fo:font-weight="normal" officeooo:rsid="00262d51" officeooo:paragraph-rsid="00453b62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Cantarell"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Cantarell" fo:font-size="14pt" style:text-underline-style="none" fo:font-weight="normal" officeooo:rsid="00262d51" officeooo:paragraph-rsid="003313d1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Cantarell" fo:font-size="14pt" style:text-underline-style="none" fo:font-weight="normal" officeooo:rsid="00262d51" officeooo:paragraph-rsid="00342785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Cantarell" fo:font-size="14pt" style:text-underline-style="none" fo:font-weight="normal" officeooo:rsid="00262d51" officeooo:paragraph-rsid="00372967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Cantarell" fo:font-size="14pt" style:text-underline-style="none" fo:font-weight="normal" officeooo:rsid="00262d51" officeooo:paragraph-rsid="00387bb2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Cantarell" fo:font-size="14pt" style:text-underline-style="none" fo:font-weight="normal" officeooo:rsid="00262d51" officeooo:paragraph-rsid="00284ce3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Cantarell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break-before="page"/>
      <style:text-properties style:font-name="Cantarell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Cantarell" fo:font-size="14pt" style:text-underline-style="none" fo:font-weight="normal" officeooo:rsid="00262d51" officeooo:paragraph-rsid="003ee887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Cantarell" fo:font-size="14pt" style:text-underline-style="none" fo:font-weight="normal" officeooo:rsid="00262d51" officeooo:paragraph-rsid="003fa20d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Cantarell" fo:font-size="14pt" style:text-underline-style="none" fo:font-weight="normal" officeooo:rsid="00262d51" officeooo:paragraph-rsid="004a431f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-1.3cm" fo:text-align="center" style:justify-single-word="false" fo:text-indent="0cm" style:auto-text-indent="false" fo:background-color="transparent"/>
      <style:text-properties style:font-name="Cantarell" fo:font-size="14pt" fo:font-style="italic" style:text-underline-style="solid" style:text-underline-width="auto" style:text-underline-color="font-color" fo:font-weight="bold" officeooo:rsid="00262d51" officeooo:paragraph-rsid="00262d51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Cantarell" fo:font-size="14pt" fo:font-style="italic" style:text-underline-style="solid" style:text-underline-width="auto" style:text-underline-color="font-color" fo:font-weight="bold" officeooo:rsid="00262d51" officeooo:paragraph-rsid="00262d51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style:font-name="Cantarell" fo:font-size="14pt" fo:font-style="italic" fo:font-weight="bold" officeooo:rsid="0017bb0e" officeooo:paragraph-rsid="0017bb0e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style:font-name="Cantarell" fo:font-size="14pt" officeooo:rsid="0015dab4" officeooo:paragraph-rsid="0025eb4b" style:font-size-asian="14pt" style:font-size-complex="14pt"/>
    </style:style>
    <style:style style:name="P33" style:family="paragraph" style:parent-style-name="Standard">
      <style:text-properties style:font-name="Cantarell" fo:font-size="14pt" officeooo:rsid="00262d51" officeooo:paragraph-rsid="00262d51" style:font-size-asian="14pt" style:font-size-complex="14pt"/>
    </style:style>
    <style:style style:name="P34" style:family="paragraph" style:parent-style-name="Standard">
      <style:text-properties style:font-name="Cantarell" fo:font-size="14pt" officeooo:rsid="00262d51" officeooo:paragraph-rsid="004152cb" style:font-size-asian="14pt" style:font-size-complex="14pt"/>
    </style:style>
    <style:style style:name="P35" style:family="paragraph" style:parent-style-name="Standard">
      <style:text-properties style:font-name="Cantarell" fo:font-size="14pt" officeooo:rsid="00262d51" officeooo:paragraph-rsid="00325c90" style:font-size-asian="14pt" style:font-size-complex="14pt"/>
    </style:style>
    <style:style style:name="P36" style:family="paragraph" style:parent-style-name="Standard">
      <style:text-properties style:font-name="Cantarell" fo:font-size="14pt" officeooo:rsid="00262d51" officeooo:paragraph-rsid="00269803" style:font-size-asian="14pt" style:font-size-complex="14pt"/>
    </style:style>
    <style:style style:name="P37" style:family="paragraph" style:parent-style-name="Standard">
      <style:text-properties style:font-name="Cantarell" fo:font-size="14pt" officeooo:rsid="00262d51" officeooo:paragraph-rsid="0047da2e" style:font-size-asian="14pt" style:font-size-complex="14pt"/>
    </style:style>
    <style:style style:name="P38" style:family="paragraph" style:parent-style-name="Standard">
      <style:text-properties style:font-name="Cantarell" fo:font-size="14pt" officeooo:paragraph-rsid="00453b62" style:font-size-asian="14pt" style:font-size-complex="14pt"/>
    </style:style>
    <style:style style:name="P39" style:family="paragraph" style:parent-style-name="Standard">
      <style:text-properties style:font-name="Cantarell" fo:font-size="14pt" officeooo:paragraph-rsid="00284ce3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43" style:family="paragraph" style:parent-style-name="Standard">
      <style:text-properties style:font-name="monospace" fo:font-size="14pt" fo:font-style="italic" fo:font-weight="bold" officeooo:rsid="0015dab4" officeooo:paragraph-rsid="0022374f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text-properties style:font-name="Cantarell" fo:font-size="14pt" style:text-underline-style="solid" style:text-underline-width="auto" style:text-underline-color="font-color" fo:font-weight="bold" officeooo:rsid="00262d51" officeooo:paragraph-rsid="00262d51" style:font-size-asian="14pt" style:font-weight-asian="bold" style:font-size-complex="14pt" style:font-weight-complex="bold"/>
    </style:style>
    <style:style style:name="P45" style:family="paragraph" style:parent-style-name="Standard">
      <style:text-properties style:font-name="Cantarell" fo:font-size="14pt" style:text-underline-style="none" fo:font-weight="normal" officeooo:rsid="00262d51" officeooo:paragraph-rsid="00269803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Cantarell" fo:font-size="14pt" style:text-underline-style="none" fo:font-weight="normal" officeooo:rsid="00262d51" officeooo:paragraph-rsid="00342785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Cantarell" fo:font-size="14pt" style:text-underline-style="none" fo:font-weight="normal" officeooo:rsid="00262d51" officeooo:paragraph-rsid="00453b62" style:font-size-asian="14pt" style:font-weight-asian="normal" style:font-size-complex="14pt" style:font-weight-complex="normal"/>
    </style:style>
    <style:style style:name="P48" style:family="paragraph" style:parent-style-name="Standard">
      <style:text-properties officeooo:paragraph-rsid="00453b62"/>
    </style:style>
    <style:style style:name="P49" style:family="paragraph" style:parent-style-name="Standard">
      <style:text-properties fo:color="#ffffff" loext:opacity="100%" style:font-name="Cantarell" fo:font-size="14pt" style:text-underline-style="none" fo:font-weight="normal" officeooo:rsid="00262d51" officeooo:paragraph-rsid="003e448b" style:font-size-asian="14pt" style:font-weight-asian="normal" style:font-size-complex="14pt" style:font-weight-complex="normal"/>
    </style:style>
    <style:style style:name="T1" style:family="text">
      <style:text-properties officeooo:rsid="00262d51"/>
    </style:style>
    <style:style style:name="T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4" style:family="text">
      <style:text-properties officeooo:rsid="00284ce3"/>
    </style:style>
    <style:style style:name="T5" style:family="text">
      <style:text-properties fo:color="#ffff00" loext:opacity="100%"/>
    </style:style>
    <style:style style:name="T6" style:family="text">
      <style:text-properties fo:color="#ffff00" loext:opacity="100%" style:text-underline-style="none" fo:font-weight="normal" style:font-weight-asian="normal" style:font-weight-complex="normal"/>
    </style:style>
    <style:style style:name="T7" style:family="text">
      <style:text-properties fo:color="#ffff00" loext:opacity="100%" style:text-underline-style="none" fo:font-weight="normal" officeooo:rsid="0047da2e" style:font-weight-asian="normal" style:font-weight-complex="normal"/>
    </style:style>
    <style:style style:name="T8" style:family="text">
      <style:text-properties fo:color="#ffff00" loext:opacity="100%" officeooo:rsid="0047da2e"/>
    </style:style>
    <style:style style:name="T9" style:family="text">
      <style:text-properties fo:color="#ffff00" loext:opacity="100%" officeooo:rsid="004a431f"/>
    </style:style>
    <style:style style:name="T10" style:family="text">
      <style:text-properties fo:color="#ff8000" loext:opacity="100%"/>
    </style:style>
    <style:style style:name="T11" style:family="text">
      <style:text-properties fo:color="#ff8000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12" style:family="text">
      <style:text-properties fo:color="#ff8000" loext:opacity="100%" style:font-name="Cantarell" fo:font-size="14pt" style:font-size-asian="14pt" style:font-size-complex="14pt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15" style:family="text">
      <style:text-properties fo:color="#ff0000" loext:opacity="100%" style:font-name="Cantarell" fo:font-size="14pt" style:text-underline-style="none" fo:font-weight="normal" officeooo:rsid="00262d51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fo:color="#ff0000" loext:opacity="100%" style:font-name="Cantarell" fo:font-size="14pt" style:font-size-asian="14pt" style:font-size-complex="14pt"/>
    </style:style>
    <style:style style:name="T17" style:family="text">
      <style:text-properties fo:color="#ff0000" loext:opacity="100%" style:font-name="Cantarell" fo:font-size="14pt" fo:background-color="transparent" loext:char-shading-value="0" style:font-size-asian="14pt" style:font-size-complex="14pt"/>
    </style:style>
    <style:style style:name="T18" style:family="text">
      <style:text-properties fo:color="#ff0000" loext:opacity="100%" style:font-name="Cantarell" style:text-underline-style="none" fo:font-weight="normal" style:font-weight-asian="normal" style:font-weight-complex="normal"/>
    </style:style>
    <style:style style:name="T19" style:family="text">
      <style:text-properties fo:color="#ff0000" loext:opacity="100%" style:font-name="Cantarell" style:text-underline-style="none" fo:font-weight="normal" fo:background-color="transparent" loext:char-shading-value="0" style:font-weight-asian="normal" style:font-weight-complex="normal"/>
    </style:style>
    <style:style style:name="T20" style:family="text">
      <style:text-properties fo:color="#ff0000" loext:opacity="100%" officeooo:rsid="0047da2e"/>
    </style:style>
    <style:style style:name="T21" style:family="text">
      <style:text-properties fo:color="#a1467e" loext:opacity="100%" style:font-name="Cantarell" fo:font-size="14pt" style:text-underline-style="none" fo:font-weight="normal" style:font-size-asian="14pt" style:font-weight-asian="normal" style:font-size-complex="14pt" style:font-weight-complex="normal"/>
    </style:style>
    <style:style style:name="T22" style:family="text">
      <style:text-properties fo:color="#a1467e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23" style:family="text">
      <style:text-properties fo:color="#a1467e" loext:opacity="100%" style:font-name="Cantarell" fo:font-size="14pt" style:font-size-asian="14pt" style:font-size-complex="14pt"/>
    </style:style>
    <style:style style:name="T24" style:family="text">
      <style:text-properties fo:color="#a1467e" loext:opacity="100%" style:font-name="Cantarell" fo:font-size="14pt" officeooo:rsid="00262d51" style:font-size-asian="14pt" style:font-size-complex="14pt"/>
    </style:style>
    <style:style style:name="T25" style:family="text">
      <style:text-properties fo:color="#a1467e" loext:opacity="100%" style:text-underline-style="none" fo:font-weight="normal" officeooo:rsid="00262d51" style:font-weight-asian="normal" style:font-weight-complex="normal"/>
    </style:style>
    <style:style style:name="T26" style:family="text">
      <style:text-properties fo:color="#729fcf" loext:opacity="100%"/>
    </style:style>
    <style:style style:name="T27" style:family="text">
      <style:text-properties fo:color="#729fcf" loext:opacity="100%" style:text-underline-style="none" fo:font-weight="normal" officeooo:rsid="00262d51" style:font-weight-asian="normal" style:font-weight-complex="normal"/>
    </style:style>
    <style:style style:name="T28" style:family="text">
      <style:text-properties fo:color="#729fcf" loext:opacity="100%" style:font-name="Cantarell"/>
    </style:style>
    <style:style style:name="T29" style:family="text">
      <style:text-properties fo:color="#729fcf" loext:opacity="100%" style:font-name="Cantarell" fo:font-size="14pt" style:text-underline-style="none" fo:font-weight="normal" style:font-size-asian="14pt" style:font-weight-asian="normal" style:font-size-complex="14pt" style:font-weight-complex="normal"/>
    </style:style>
    <style:style style:name="T30" style:family="text">
      <style:text-properties fo:color="#729fcf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31" style:family="text">
      <style:text-properties fo:color="#729fcf" loext:opacity="100%" style:font-name="Cantarell" fo:font-size="14pt" style:font-size-asian="14pt" style:font-size-complex="14pt"/>
    </style:style>
    <style:style style:name="T32" style:family="text">
      <style:text-properties fo:color="#729fcf" loext:opacity="100%" style:font-name="Cantarell" fo:font-size="14pt" officeooo:rsid="00262d51" style:font-size-asian="14pt" style:font-size-complex="14pt"/>
    </style:style>
    <style:style style:name="T33" style:family="text">
      <style:text-properties fo:color="#729fcf" loext:opacity="100%" style:font-name="Cantarell" fo:font-size="14pt" officeooo:rsid="00485dff" style:font-size-asian="14pt" style:font-size-complex="14pt"/>
    </style:style>
    <style:style style:name="T34" style:family="text">
      <style:text-properties fo:color="#81d41a" loext:opacity="100%"/>
    </style:style>
    <style:style style:name="T35" style:family="text">
      <style:text-properties fo:color="#81d41a" loext:opacity="100%" officeooo:rsid="0042c33b"/>
    </style:style>
    <style:style style:name="T36" style:family="text">
      <style:text-properties fo:color="#81d41a" loext:opacity="100%" officeooo:rsid="003e448b"/>
    </style:style>
    <style:style style:name="T37" style:family="text">
      <style:text-properties fo:color="#81d41a" loext:opacity="100%" style:font-name="Cantarell"/>
    </style:style>
    <style:style style:name="T38" style:family="text">
      <style:text-properties fo:color="#81d41a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39" style:family="text">
      <style:text-properties fo:color="#81d41a" loext:opacity="100%" style:font-name="Cantarell" fo:font-size="14pt" style:font-size-asian="14pt" style:font-size-complex="14pt"/>
    </style:style>
    <style:style style:name="T40" style:family="text">
      <style:text-properties fo:color="#81d41a" loext:opacity="100%" style:font-name="Cantarell" officeooo:rsid="00453b62"/>
    </style:style>
    <style:style style:name="T41" style:family="text">
      <style:text-properties fo:color="#ff6d6d" loext:opacity="100%"/>
    </style:style>
    <style:style style:name="T42" style:family="text">
      <style:text-properties fo:color="#ff6d6d" loext:opacity="100%" officeooo:rsid="0030c790"/>
    </style:style>
    <style:style style:name="T43" style:family="text">
      <style:text-properties fo:color="#ff6d6d" loext:opacity="100%" officeooo:rsid="0035e73d"/>
    </style:style>
    <style:style style:name="T44" style:family="text">
      <style:text-properties fo:color="#ff6d6d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45" style:family="text">
      <style:text-properties fo:color="#ff6d6d" loext:opacity="100%" style:font-name="Cantarell" fo:font-size="14pt" style:text-underline-style="none" fo:font-weight="normal" officeooo:rsid="0030c790" style:font-size-asian="14pt" style:font-weight-asian="normal" style:font-size-complex="14pt" style:font-weight-complex="normal"/>
    </style:style>
    <style:style style:name="T46" style:family="text">
      <style:text-properties fo:color="#ff6d6d" loext:opacity="100%" style:font-name="Cantarell" fo:font-size="14pt" style:text-underline-style="none" fo:font-weight="normal" officeooo:rsid="00372967" style:font-size-asian="14pt" style:font-weight-asian="normal" style:font-size-complex="14pt" style:font-weight-complex="normal"/>
    </style:style>
    <style:style style:name="T47" style:family="text">
      <style:text-properties fo:color="#ff6d6d" loext:opacity="100%" style:font-name="Cantarell" fo:font-size="14pt" style:text-underline-style="none" fo:font-weight="normal" officeooo:rsid="00387bb2" style:font-size-asian="14pt" style:font-weight-asian="normal" style:font-size-complex="14pt" style:font-weight-complex="normal"/>
    </style:style>
    <style:style style:name="T48" style:family="text">
      <style:text-properties fo:color="#ff6d6d" loext:opacity="100%" style:font-name="Cantarell" fo:font-size="14pt" style:text-underline-style="none" fo:font-weight="normal" officeooo:rsid="003e448b" style:font-size-asian="14pt" style:font-weight-asian="normal" style:font-size-complex="14pt" style:font-weight-complex="normal"/>
    </style:style>
    <style:style style:name="T49" style:family="text">
      <style:text-properties fo:color="#ff6d6d" loext:opacity="100%" style:font-name="Cantarell" fo:font-size="14pt" style:text-underline-style="none" fo:font-weight="normal" officeooo:rsid="00485dff" style:font-size-asian="14pt" style:font-weight-asian="normal" style:font-size-complex="14pt" style:font-weight-complex="normal"/>
    </style:style>
    <style:style style:name="T50" style:family="text">
      <style:text-properties fo:color="#ff6d6d" loext:opacity="100%" style:font-name="Cantarell" fo:font-size="14pt" style:font-size-asian="14pt" style:font-size-complex="14pt"/>
    </style:style>
    <style:style style:name="T51" style:family="text">
      <style:text-properties fo:color="#ff6d6d" loext:opacity="100%" officeooo:rsid="00485dff"/>
    </style:style>
    <style:style style:name="T52" style:family="text">
      <style:text-properties fo:color="#ff6d6d" loext:opacity="100%" officeooo:rsid="00453b62"/>
    </style:style>
    <style:style style:name="T53" style:family="text">
      <style:text-properties officeooo:rsid="00325c90"/>
    </style:style>
    <style:style style:name="T54" style:family="text">
      <style:text-properties officeooo:rsid="003313d1"/>
    </style:style>
    <style:style style:name="T55" style:family="text">
      <style:text-properties fo:color="#ffffff" loext:opacity="100%"/>
    </style:style>
    <style:style style:name="T56" style:family="text">
      <style:text-properties fo:color="#ffffff" loext:opacity="100%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57" style:family="text">
      <style:text-properties fo:color="#ffffff" loext:opacity="100%" style:font-name="Cantarell"/>
    </style:style>
    <style:style style:name="T58" style:family="text">
      <style:text-properties fo:color="#ffffff" loext:opacity="100%"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59" style:family="text">
      <style:text-properties fo:color="#ffffff" loext:opacity="100%" style:font-name="Cantarell" fo:font-size="14pt" style:font-size-asian="14pt" style:font-size-complex="14pt"/>
    </style:style>
    <style:style style:name="T60" style:family="text">
      <style:text-properties officeooo:rsid="003b970f"/>
    </style:style>
    <style:style style:name="T61" style:family="text">
      <style:text-properties officeooo:rsid="003f9e5b"/>
    </style:style>
    <style:style style:name="T62" style:family="text">
      <style:text-properties style:text-underline-style="none" fo:font-weight="normal" style:font-weight-asian="normal" style:font-weight-complex="normal"/>
    </style:style>
    <style:style style:name="T63" style:family="text">
      <style:text-properties style:text-underline-style="none" fo:font-weight="normal" officeooo:rsid="00262d51" style:font-weight-asian="normal" style:font-weight-complex="normal"/>
    </style:style>
    <style:style style:name="T64" style:family="text">
      <style:text-properties style:font-name="Cantarell"/>
    </style:style>
    <style:style style:name="T65" style:family="text">
      <style:text-properties style:font-name="Cantarell" fo:font-size="14pt" style:text-underline-style="none" fo:font-weight="normal" officeooo:rsid="00262d51" style:font-size-asian="14pt" style:font-weight-asian="normal" style:font-size-complex="14pt" style:font-weight-complex="normal"/>
    </style:style>
    <style:style style:name="T66" style:family="text">
      <style:text-properties style:font-name="Cantarell" fo:font-size="14pt" style:font-size-asian="14pt" style:font-size-complex="14pt"/>
    </style:style>
    <style:style style:name="T67" style:family="text">
      <style:text-properties style:font-name="Cantarell" fo:font-size="14pt" officeooo:rsid="00453b62" style:font-size-asian="14pt" style:font-size-complex="14pt"/>
    </style:style>
    <style:style style:name="T68" style:family="text">
      <style:text-properties style:font-name="Cantarell" fo:font-size="14pt" officeooo:rsid="00262d51" style:font-size-asian="14pt" style:font-size-complex="14pt"/>
    </style:style>
    <style:style style:name="T69" style:family="text">
      <style:text-properties style:font-name="Cantarell" fo:font-size="14pt" officeooo:rsid="004af36a" style:font-size-asian="14pt" style:font-size-complex="14pt"/>
    </style:style>
    <style:style style:name="T70" style:family="text">
      <style:text-properties style:font-name="Cantarell" officeooo:rsid="004af3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29">Partie obligatoire</text:p>
      <text:p text:style-name="P32"/>
      <text:p text:style-name="P32"/>
      <text:p text:style-name="P40">Gestion de format %c :</text:p>
      <text:p text:style-name="P41"/>
      <text:p text:style-name="P14"><text:tab/><text:span text:style-name="T5">- ft_printf</text:span></text:p>
      <text:p text:style-name="P14"><text:tab/><text:tab/><text:span text:style-name="T5">- dispatch</text:span></text:p>
      <text:p text:style-name="P14"><text:tab/><text:tab/><text:tab/><text:span text:style-name="T10">- print_character</text:span></text:p>
      <text:p text:style-name="P14"><text:tab/><text:tab/><text:tab/><text:tab/>- ft_putchar_fd</text:p>
      <text:p text:style-name="P33"/>
      <text:p text:style-name="P33"/>
      <text:p text:style-name="P42">Gestion de format %s :</text:p>
      <text:p text:style-name="P42"/>
      <text:p text:style-name="P14"><text:tab/><text:span text:style-name="T5">- ft_printf</text:span></text:p>
      <text:p text:style-name="P14"><text:tab/><text:tab/><text:span text:style-name="T5">- dispatch</text:span></text:p>
      <text:p text:style-name="P14"><text:tab/><text:tab/><text:tab/><text:span text:style-name="T10">- print_string</text:span></text:p>
      <text:p text:style-name="P14"><text:tab/><text:tab/><text:tab/><text:tab/>- ft_putstr_fd</text:p>
      <text:p text:style-name="P33"/>
      <text:p text:style-name="P33"/>
      <text:p text:style-name="P42">Gestion de format %p :</text:p>
      <text:p text:style-name="P42"/>
      <text:p text:style-name="P14"><text:tab/><text:span text:style-name="T5">- ft_printf</text:span></text:p>
      <text:p text:style-name="P14"><text:tab/><text:tab/><text:span text:style-name="T5">- dispatch</text:span></text:p>
      <text:p text:style-name="P14"><text:tab/><text:tab/><text:tab/><text:span text:style-name="T10">- print_pointer</text:span></text:p>
      <text:p text:style-name="P14"><text:tab/><text:tab/><text:tab/><text:tab/>- write</text:p>
      <text:p text:style-name="P14"><text:tab/><text:tab/><text:tab/><text:tab/><text:span text:style-name="T13">- print_ad</text:span><text:span text:style-name="T20">d</text:span><text:span text:style-name="T13">ress</text:span></text:p>
      <text:p text:style-name="P14"><text:tab/><text:tab/><text:tab/><text:tab/><text:tab/>- ft_strlcpy</text:p>
      <text:p text:style-name="P14"><text:tab/><text:tab/><text:tab/><text:tab/><text:tab/>- ft_putstr_fd</text:p>
      <text:p text:style-name="P14"><text:tab/><text:tab/><text:tab/><text:tab/><text:tab/>- ft_putchar_fd</text:p>
      <text:p text:style-name="P14"/>
      <text:p text:style-name="P33"/>
      <text:p text:style-name="P42">Gestion de format %d :</text:p>
      <text:p text:style-name="P42"/>
      <text:p text:style-name="P14"><text:tab/><text:span text:style-name="T5">- ft_printf</text:span></text:p>
      <text:p text:style-name="P14"><text:tab/><text:tab/><text:span text:style-name="T5">- dispatch</text:span></text:p>
      <text:p text:style-name="P14"><text:tab/><text:tab/><text:span text:style-name="T10"><text:tab/>- print_signed_int</text:span></text:p>
      <text:p text:style-name="P14"><text:tab/><text:tab/><text:tab/><text:tab/>- putnbr_upper_nine</text:p>
      <text:p text:style-name="P33"/>
      <text:p text:style-name="P33"/>
      <text:p text:style-name="P42">Gestion de format %i :</text:p>
      <text:p text:style-name="P42"/>
      <text:p text:style-name="P14"><text:tab/><text:span text:style-name="T5">- ft_printf</text:span></text:p>
      <text:p text:style-name="P14"><text:tab/><text:tab/><text:span text:style-name="T5">- dispatch</text:span></text:p>
      <text:p text:style-name="P33"><text:tab/><text:tab/><text:tab/><text:span text:style-name="T10">- print_integer</text:span></text:p>
      <text:p text:style-name="P33"><text:tab/><text:tab/><text:tab/><text:tab/>- ft_putnbr_fd</text:p>
      <text:p text:style-name="P33"/>
      <text:p text:style-name="P33"/>
      <text:p text:style-name="P42">Gestion de format %u :</text:p>
      <text:p text:style-name="P42"/>
      <text:p text:style-name="P14"><text:tab/><text:span text:style-name="T5">- ft_printf</text:span></text:p>
      <text:p text:style-name="P14"><text:tab/><text:tab/><text:span text:style-name="T5">- dispatch</text:span></text:p>
      <text:p text:style-name="P14"><text:tab/><text:tab/><text:tab/><text:span text:style-name="T10">- print_unsigned_int</text:span></text:p>
      <text:p text:style-name="P14"><text:tab/><text:tab/><text:tab/><text:tab/>- put_unbr</text:p>
      <text:p text:style-name="P42"/>
      <text:p text:style-name="P42"/>
      <text:p text:style-name="P42">Gestion de format %x :</text:p>
      <text:p text:style-name="P42"/>
      <text:p text:style-name="P14"><text:tab/><text:span text:style-name="T5">- ft_printf</text:span></text:p>
      <text:p text:style-name="P14"><text:tab/><text:span text:style-name="T5"><text:tab/>- dispatch</text:span></text:p>
      <text:p text:style-name="P14"><text:tab/><text:tab/><text:tab/><text:span text:style-name="T10">- print_hex_lowercase</text:span></text:p>
      <text:p text:style-name="P14"><text:tab/><text:tab/><text:tab/><text:tab/><text:span text:style-name="T13">- decimal_to_hex</text:span></text:p>
      <text:p text:style-name="P14"><text:tab/><text:tab/><text:tab/><text:tab/><text:tab/>- ft_strlcpy</text:p>
      <text:p text:style-name="P14"><text:tab/><text:tab/><text:tab/><text:tab/><text:tab/>- ft_putchar_fd</text:p>
      <text:p text:style-name="P7"/>
      <text:p text:style-name="P33"/>
      <text:p text:style-name="P42">Gestion de format %X :<text:span text:style-name="T2"/></text:p>
      <text:p text:style-name="P14"/>
      <text:p text:style-name="P14"><text:tab/><text:span text:style-name="T5">- ft_printf</text:span></text:p>
      <text:p text:style-name="P14"><text:tab/><text:tab/><text:span text:style-name="T5">- dispatch</text:span></text:p>
      <text:p text:style-name="P14"><text:tab/><text:tab/><text:tab/><text:span text:style-name="T10">- print_hex_uppercase</text:span></text:p>
      <text:p text:style-name="P14"><text:tab/><text:tab/><text:tab/><text:tab/><text:span text:style-name="T13">- decimal_to_hex</text:span></text:p>
      <text:p text:style-name="P10"><text:tab/><text:tab/><text:tab/><text:tab/><text:tab/><text:span text:style-name="T1">- ft_strlcpy</text:span></text:p>
      <text:p text:style-name="P14"><text:tab/><text:tab/><text:tab/><text:tab/><text:tab/>- ft_putchar_fd</text:p>
      <text:p text:style-name="P10"/>
      <text:p text:style-name="P10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30">Partie bonus</text:p>
      <text:p text:style-name="P11"/>
      <text:p text:style-name="P11"/>
      <text:p text:style-name="P40">Gestion de format %c :</text:p>
      <text:p text:style-name="P41"/>
      <text:p text:style-name="P14"><text:tab/><text:span text:style-name="T5">- ft_printf</text:span><text:span text:style-name="T8">_bonus</text:span></text:p>
      <text:p text:style-name="P14"><text:tab/><text:tab/><text:span text:style-name="T5">- dispatch </text:span><text:span text:style-name="T9">(static)</text:span></text:p>
      <text:p text:style-name="P14"><text:tab/><text:tab/><text:tab/><text:span text:style-name="T10">- print_character</text:span></text:p>
      <text:p text:style-name="P14"><text:tab/><text:tab/><text:tab/><text:tab/>- ft_putchar_fd</text:p>
      <text:p text:style-name="P3"><text:span text:style-name="T65"><text:tab/><text:tab/><text:tab/></text:span><text:span text:style-name="T11">- coordination_initialisation_structure / </text:span><text:span text:style-name="Source_20_Text"><text:span text:style-name="T12">structure_initialization_coordination</text:span></text:span></text:p>
      <text:p text:style-name="P3"><text:span text:style-name="T65"><text:tab/><text:tab/><text:tab/><text:tab/>- initialisation_par_default_structure / </text:span><text:span text:style-name="Source_20_Text"><text:span text:style-name="T66">default_structure_initialization</text:span></text:span></text:p>
      <text:p text:style-name="P3"><text:span text:style-name="T65"><text:tab/><text:tab/><text:tab/><text:tab/></text:span><text:span text:style-name="T14">- recherche_specificateur / </text:span><text:span text:style-name="Source_20_Text"><text:span text:style-name="T16">specifier_search</text:span></text:span></text:p>
      <text:p text:style-name="P14"><text:tab/><text:tab/><text:tab/><text:tab/><text:tab/>- ft_strlcpy</text:p>
      <text:p text:style-name="P3"><text:span text:style-name="T65"><text:tab/><text:tab/><text:tab/><text:tab/>- recherche_drapeaux / </text:span><text:span text:style-name="Source_20_Text"><text:span text:style-name="T66">flags_search</text:span></text:span></text:p>
      <text:p text:style-name="P3"><text:span text:style-name="T65"><text:tab/><text:tab/><text:tab/><text:tab/></text:span><text:span text:style-name="T14">- recherche_valeur_espace_precision / </text:span><text:span text:style-name="Source_20_Text"><text:span text:style-name="T16">precision_space_value_search</text:span></text:span></text:p>
      <text:p text:style-name="P3"><text:span text:style-name="T65"><text:tab/><text:tab/><text:tab/><text:tab/><text:tab/>- compter_pourcent_jusquau_specificateur / </text:span><text:span text:style-name="Source_20_Text"><text:span text:style-name="T66">count_percent_to_specifier</text:span></text:span></text:p>
      <text:p text:style-name="P14"><text:tab/><text:tab/><text:tab/><text:tab/><text:tab/>- ft_strnchr</text:p>
      <text:p text:style-name="P3"><text:span text:style-name="T65"><text:tab/><text:tab/><text:tab/><text:tab/><text:tab/>- recuperation_taille_champs / </text:span><text:span text:style-name="Source_20_Text"><text:span text:style-name="T66">field_size_recovery</text:span></text:span></text:p>
      <text:p text:style-name="P3"><text:span text:style-name="T65"><text:tab/><text:tab/><text:tab/><text:tab/><text:tab/>- compter_point_jusquau_specificateur / </text:span><text:span text:style-name="Source_20_Text"><text:span text:style-name="T66">count_</text:span></text:span><text:span text:style-name="Source_20_Text"><text:span text:style-name="T67">point</text:span></text:span><text:span text:style-name="Source_20_Text"><text:span text:style-name="T66">_to_specifier</text:span></text:span></text:p>
      <text:p text:style-name="P4"><text:span text:style-name="T65"><text:tab/><text:tab/><text:tab/><text:tab/><text:tab/></text:span><text:span text:style-name="T22">- recherche_precision_negative / </text:span><text:span text:style-name="Source_20_Text"><text:span text:style-name="T23">negative_precision_search</text:span></text:span></text:p>
      <text:p text:style-name="P15"><text:tab/><text:tab/><text:tab/><text:tab/><text:tab/><text:tab/>- ft_atoi</text:p>
      <text:p text:style-name="P14"><text:tab/><text:tab/><text:tab/><text:tab/><text:tab/>- ft_isdigit</text:p>
      <text:p text:style-name="P3"><text:span text:style-name="T65"><text:tab/><text:tab/><text:tab/><text:tab/><text:tab/>- recuperation_taille_precision / </text:span><text:span text:style-name="Source_20_Text"><text:span text:style-name="T66">precision_size_recovery</text:span></text:span></text:p>
      <text:p text:style-name="P3"><text:span text:style-name="T65"><text:tab/><text:tab/><text:tab/><text:tab/></text:span><text:span text:style-name="T15">- coordination_distribution_sommaire / </text:span><text:span text:style-name="Source_20_Text"><text:span text:style-name="T17">summary_distribution_coordination</text:span></text:span></text:p>
      <text:p text:style-name="P3"><text:span text:style-name="T65"><text:tab/><text:tab/><text:tab/><text:tab/><text:tab/></text:span><text:span text:style-name="T22">- envoyer_caractere_impression / </text:span><text:span text:style-name="Source_20_Text"><text:span text:style-name="T23">send_character_for_printing</text:span></text:span></text:p>
      <text:p text:style-name="P5"><text:span text:style-name="T65"><text:tab/><text:tab/><text:tab/><text:tab/><text:tab/><text:tab/></text:span><text:span text:style-name="T30">- imprimer_caractere_sans_flag / </text:span><text:span text:style-name="Source_20_Text"><text:span text:style-name="T30">print_character_without_flag</text:span></text:span></text:p>
      <text:p text:style-name="P14"><text:tab/><text:tab/><text:tab/><text:tab/><text:tab/><text:tab/><text:tab/>- ft_putchar_fd</text:p>
      <text:p text:style-name="P5"><text:span text:style-name="T65"><text:tab/><text:tab/><text:tab/><text:tab/><text:tab/><text:tab/></text:span><text:span text:style-name="T30">- imprimer_caractere_avec_espace / </text:span><text:span text:style-name="Source_20_Text"><text:span text:style-name="T31">print_character_with_space</text:span></text:span></text:p>
      <text:p text:style-name="P14"><text:tab/><text:tab/><text:tab/><text:tab/><text:tab/><text:tab/><text:tab/>- ft_putchar_fd</text:p>
      <text:p text:style-name="P17"><text:tab/><text:tab/><text:tab/><text:tab/><text:tab/><text:tab/><text:span text:style-name="T26">- imprimer_caractere_sans_flag / </text:span><text:span text:style-name="Source_20_Text"><text:span text:style-name="T28">print_character_without_flag</text:span></text:span></text:p>
      <text:p text:style-name="P14"><text:tab/><text:tab/><text:tab/><text:tab/><text:tab/><text:tab/><text:tab/>- ft_putchar_fd</text:p>
      <text:p text:style-name="P16"><text:tab/><text:tab/><text:tab/><text:tab/><text:tab/>- ...</text:p>
      <text:p text:style-name="P16"><text:tab/><text:tab/><text:tab/><text:tab/><text:tab/>- ...</text:p>
      <text:p text:style-name="P16"><text:tab/><text:tab/><text:tab/><text:tab/><text:tab/>- ...</text:p>
      <text:p text:style-name="P16"><text:tab/><text:tab/><text:tab/><text:tab/><text:tab/>- ...</text:p>
      <text:p text:style-name="P16"><text:tab/><text:tab/><text:tab/><text:tab/><text:tab/>- ...</text:p>
      <text:p text:style-name="P16"><text:tab/><text:tab/><text:tab/><text:tab/><text:tab/>- ...</text:p>
      <text:p text:style-name="P34"/>
      <text:p text:style-name="P34"/>
      <text:p text:style-name="P34"/>
      <text:p text:style-name="P34"/>
      <text:p text:style-name="P42">Gestion de format %s :</text:p>
      <text:p text:style-name="P42"/>
      <text:p text:style-name="P37"><text:span text:style-name="T62"><text:tab/></text:span><text:span text:style-name="T6">- ft_printf</text:span><text:span text:style-name="T7">_bonus</text:span></text:p>
      <text:p text:style-name="P17"><text:tab/><text:tab/><text:span text:style-name="T5">- dispatch</text:span></text:p>
      <text:p text:style-name="P28"><text:tab/><text:tab/><text:tab/><text:span text:style-name="T10">- print_string</text:span></text:p>
      <text:p text:style-name="P28"><text:tab/><text:tab/><text:tab/><text:tab/>- ft_putstr_fd</text:p>
      <text:p text:style-name="P5"><text:span text:style-name="T65"><text:tab/><text:tab/><text:tab/></text:span><text:span text:style-name="T11">- coordination_initialisation_structure / </text:span><text:span text:style-name="Source_20_Text"><text:span text:style-name="T12">structure_initialization_coordination</text:span></text:span></text:p>
      <text:p text:style-name="P5"><text:span text:style-name="T65"><text:tab/><text:tab/><text:tab/><text:tab/>- initialisation_par_default_structure / </text:span><text:span text:style-name="Source_20_Text"><text:span text:style-name="T66">default_structure_initialization</text:span></text:span></text:p>
      <text:p text:style-name="P5"><text:span text:style-name="T65"><text:tab/><text:tab/><text:tab/><text:tab/></text:span><text:span text:style-name="T14">- recherche_specificateur / </text:span><text:span text:style-name="Source_20_Text"><text:span text:style-name="T16">specifier_search</text:span></text:span></text:p>
      <text:p text:style-name="P17"><text:tab/><text:tab/><text:tab/><text:tab/><text:tab/>- ft_strlcpy</text:p>
      <text:p text:style-name="P5"><text:span text:style-name="T65"><text:tab/><text:tab/><text:tab/><text:tab/>- recherche_drapeaux / </text:span><text:span text:style-name="Source_20_Text"><text:span text:style-name="T66">flags_search</text:span></text:span></text:p>
      <text:p text:style-name="P5"><text:span text:style-name="T65"><text:tab/><text:tab/><text:tab/><text:tab/></text:span><text:span text:style-name="T14">- recherche_valeur_espace_precision / </text:span><text:span text:style-name="Source_20_Text"><text:span text:style-name="T16">precision_space_value_search</text:span></text:span></text:p>
      <text:p text:style-name="P5"><text:span text:style-name="T65"><text:tab/><text:tab/><text:tab/><text:tab/><text:tab/>- compter_pourcent_jusquau_specificateur / </text:span><text:span text:style-name="Source_20_Text"><text:span text:style-name="T66">count_percent_to_specifier</text:span></text:span></text:p>
      <text:p text:style-name="P17"><text:tab/><text:tab/><text:tab/><text:tab/><text:tab/>- ft_strnchr</text:p>
      <text:p text:style-name="P5"><text:span text:style-name="T65"><text:tab/><text:tab/><text:tab/><text:tab/><text:tab/>- recuperation_taille_champs / </text:span><text:span text:style-name="Source_20_Text"><text:span text:style-name="T66">field_size_recovery</text:span></text:span></text:p>
      <text:p text:style-name="P5"><text:span text:style-name="T65"><text:tab/><text:tab/><text:tab/><text:tab/><text:tab/>- compter_point_jusquau_specificateur / </text:span><text:span text:style-name="Source_20_Text"><text:span text:style-name="T66">count_</text:span></text:span><text:span text:style-name="Source_20_Text"><text:span text:style-name="T67">point</text:span></text:span><text:span text:style-name="Source_20_Text"><text:span text:style-name="T66">_to_specifier</text:span></text:span></text:p>
      <text:p text:style-name="P5"><text:span text:style-name="T65"><text:tab/><text:tab/><text:tab/><text:tab/><text:tab/></text:span><text:span text:style-name="T22">- recherche_precision_negative / </text:span><text:span text:style-name="Source_20_Text"><text:span text:style-name="T23">negative_precision_search</text:span></text:span></text:p>
      <text:p text:style-name="P17"><text:tab/><text:tab/><text:tab/><text:tab/><text:tab/><text:tab/>- ft_atoi</text:p>
      <text:p text:style-name="P17"><text:tab/><text:tab/><text:tab/><text:tab/><text:tab/>- ft_isdigit</text:p>
      <text:p text:style-name="P5"><text:span text:style-name="T65"><text:tab/><text:tab/><text:tab/><text:tab/><text:tab/>- recuperation_taille_precision / </text:span><text:span text:style-name="Source_20_Text"><text:span text:style-name="T66">precision_size_recovery</text:span></text:span></text:p>
      <text:p text:style-name="P1"><text:span text:style-name="T18"><text:tab/><text:tab/><text:tab/><text:tab/></text:span><text:span text:style-name="T19">- coordination_distribution_sommaire / </text:span><text:span text:style-name="Source_20_Text"><text:span text:style-name="T19">summary_distribution_coordination</text:span></text:span></text:p>
      <text:p text:style-name="P18"><text:tab/><text:tab/><text:tab/><text:tab/><text:tab/>- ...</text:p>
      <text:p text:style-name="P5"><text:span text:style-name="T68"><text:tab/><text:tab/><text:tab/><text:tab/><text:tab/></text:span><text:span text:style-name="T24">- gestionnaire_chaine_avec_option</text:span><text:span text:style-name="T38"> </text:span><text:span text:style-name="T22">/ </text:span><text:span text:style-name="Source_20_Text"><text:span text:style-name="T21">string_option_manager</text:span></text:span></text:p>
      <text:p text:style-name="P33"><text:tab/><text:tab/><text:tab/><text:tab/><text:tab/><text:tab/>- ft_strlen</text:p>
      <text:p text:style-name="P5"><text:span text:style-name="T68"><text:tab/><text:tab/><text:tab/><text:tab/><text:tab/><text:tab/></text:span><text:span text:style-name="T32">- imprimer_chaine_avec_espace</text:span><text:span text:style-name="T30"> / </text:span><text:span text:style-name="Source_20_Text"><text:span text:style-name="T29">print_string_with_space</text:span></text:span></text:p>
      <text:p text:style-name="P35"><text:tab/><text:tab/><text:tab/><text:tab/><text:tab/><text:tab/><text:tab/>- <text:span text:style-name="T53">putchar_bonus</text:span></text:p>
      <text:p text:style-name="P35"><text:tab/><text:tab/><text:tab/><text:tab/><text:tab/><text:tab/><text:tab/>- <text:span text:style-name="T53">putnstr_bonus</text:span></text:p>
      <text:p text:style-name="P35"><text:tab/><text:tab/><text:tab/><text:tab/><text:tab/><text:tab/>- <text:span text:style-name="T53">putnstr_bonus</text:span></text:p>
      <text:p text:style-name="P5"><text:span text:style-name="T68"><text:tab/><text:tab/><text:tab/><text:tab/><text:tab/><text:tab/></text:span><text:span text:style-name="T32">- imprimer_chaine_avec_minus_precision_et_espace</text:span><text:span text:style-name="T30"> / </text:span><text:span text:style-name="Source_20_Text"><text:span text:style-name="T29">print_string_with_minus_precision_and_space</text:span></text:span></text:p>
      <text:p text:style-name="P35"><text:tab/><text:tab/><text:tab/><text:tab/><text:tab/><text:tab/><text:tab/>- <text:span text:style-name="T53">putchar_bonus</text:span></text:p>
      <text:p text:style-name="P35"><text:tab/><text:tab/><text:tab/><text:tab/><text:tab/><text:tab/><text:tab/>- <text:span text:style-name="T53">putnstr_bonus</text:span></text:p>
      <text:p text:style-name="P5"><text:span text:style-name="T68"><text:tab/><text:tab/><text:tab/><text:tab/><text:tab/><text:tab/></text:span><text:span text:style-name="T32">- imprimer_chaine_avec_precision_et_espace</text:span><text:span text:style-name="T30"> / </text:span><text:span text:style-name="Source_20_Text"><text:span text:style-name="T29">print_string_with_precision_and_space</text:span></text:span></text:p>
      <text:p text:style-name="P33"><text:tab/><text:tab/><text:tab/><text:tab/><text:tab/><text:tab/><text:tab/>- <text:span text:style-name="T53">putchar_bonus</text:span></text:p>
      <text:p text:style-name="P33"><text:tab/><text:tab/><text:tab/><text:tab/><text:tab/><text:tab/><text:tab/>- <text:span text:style-name="T53">putnstr_bonus</text:span></text:p>
      <text:p text:style-name="P18"><text:tab/><text:tab/><text:tab/><text:tab/><text:tab/>- ...</text:p>
      <text:p text:style-name="P18"><text:tab/><text:tab/><text:tab/><text:tab/><text:tab/>- ...</text:p>
      <text:p text:style-name="P18"><text:tab/><text:tab/><text:tab/><text:tab/><text:tab/>- ...</text:p>
      <text:p text:style-name="P18"><text:tab/><text:tab/><text:tab/><text:tab/><text:tab/>- ...</text:p>
      <text:p text:style-name="P18"><text:tab/><text:tab/><text:tab/><text:tab/><text:tab/>- ...</text:p>
      <text:p text:style-name="P33"/>
      <text:p text:style-name="P33"/>
      <text:p text:style-name="P33"/>
      <text:p text:style-name="P42">Gestion de format %p :</text:p>
      <text:p text:style-name="P42"/>
      <text:p text:style-name="P37"><text:span text:style-name="T62"><text:tab/></text:span><text:span text:style-name="T6">- ft_printf</text:span><text:span text:style-name="T7">_bonus</text:span></text:p>
      <text:p text:style-name="P17"><text:tab/><text:tab/><text:span text:style-name="T5">- dispatch</text:span></text:p>
      <text:p text:style-name="P28"><text:tab/><text:tab/><text:tab/><text:span text:style-name="T10">- print_pointer</text:span></text:p>
      <text:p text:style-name="P28"><text:tab/><text:tab/><text:tab/><text:tab/>- write</text:p>
      <text:p text:style-name="P28"><text:tab/><text:tab/><text:tab/><text:tab/><text:span text:style-name="T13">- print_ad</text:span><text:span text:style-name="T20">d</text:span><text:span text:style-name="T13">ress</text:span></text:p>
      <text:p text:style-name="P28"><text:tab/><text:tab/><text:tab/><text:tab/><text:tab/>- ft_strlcpy</text:p>
      <text:p text:style-name="P28"><text:tab/><text:tab/><text:tab/><text:tab/><text:tab/>- ft_putstr_fd</text:p>
      <text:p text:style-name="P28"><text:tab/><text:tab/><text:tab/><text:tab/><text:tab/>- ft_putchar_fd</text:p>
      <text:p text:style-name="P5"><text:span text:style-name="T65"><text:tab/><text:tab/><text:tab/></text:span><text:span text:style-name="T11">- coordination_initialisation_structure / </text:span><text:span text:style-name="Source_20_Text"><text:span text:style-name="T12">structure_initialization_coordination</text:span></text:span></text:p>
      <text:p text:style-name="P5"><text:span text:style-name="T65"><text:tab/><text:tab/><text:tab/><text:tab/>- initialisation_par_default_structure / </text:span><text:span text:style-name="Source_20_Text"><text:span text:style-name="T66">default_structure_initialization</text:span></text:span></text:p>
      <text:p text:style-name="P5"><text:span text:style-name="T65"><text:tab/><text:tab/><text:tab/><text:tab/></text:span><text:span text:style-name="T14">- recherche_specificateur / </text:span><text:span text:style-name="Source_20_Text"><text:span text:style-name="T16">specifier_search</text:span></text:span></text:p>
      <text:p text:style-name="P17"><text:tab/><text:tab/><text:tab/><text:tab/><text:tab/>- ft_strlcpy</text:p>
      <text:p text:style-name="P5"><text:span text:style-name="T65"><text:tab/><text:tab/><text:tab/><text:tab/>- recherche_drapeaux / </text:span><text:span text:style-name="Source_20_Text"><text:span text:style-name="T66">flags_search</text:span></text:span></text:p>
      <text:p text:style-name="P5"><text:span text:style-name="T65"><text:tab/><text:tab/><text:tab/><text:tab/></text:span><text:span text:style-name="T14">- recherche_valeur_espace_precision / </text:span><text:span text:style-name="Source_20_Text"><text:span text:style-name="T16">precision_space_value_search</text:span></text:span></text:p>
      <text:p text:style-name="P5"><text:span text:style-name="T65"><text:tab/><text:tab/><text:tab/><text:tab/><text:tab/>- compter_pourcent_jusquau_specificateur / </text:span><text:span text:style-name="Source_20_Text"><text:span text:style-name="T66">count_percent_to_specifier</text:span></text:span></text:p>
      <text:p text:style-name="P17"><text:tab/><text:tab/><text:tab/><text:tab/><text:tab/>- ft_strnchr</text:p>
      <text:p text:style-name="P5"><text:span text:style-name="T65"><text:tab/><text:tab/><text:tab/><text:tab/><text:tab/>- recuperation_taille_champs / </text:span><text:span text:style-name="Source_20_Text"><text:span text:style-name="T66">field_size_recovery</text:span></text:span></text:p>
      <text:p text:style-name="P5"><text:span text:style-name="T65"><text:tab/><text:tab/><text:tab/><text:tab/><text:tab/>- compter_point_jusquau_specificateur / </text:span><text:span text:style-name="Source_20_Text"><text:span text:style-name="T66">count_</text:span></text:span><text:span text:style-name="Source_20_Text"><text:span text:style-name="T67">point</text:span></text:span><text:span text:style-name="Source_20_Text"><text:span text:style-name="T66">_to_specifier</text:span></text:span></text:p>
      <text:p text:style-name="P5"><text:span text:style-name="T65"><text:tab/><text:tab/><text:tab/><text:tab/><text:tab/></text:span><text:span text:style-name="T22">- recherche_precision_negative / </text:span><text:span text:style-name="Source_20_Text"><text:span text:style-name="T23">negative_precision_search</text:span></text:span></text:p>
      <text:p text:style-name="P17"><text:tab/><text:tab/><text:tab/><text:tab/><text:tab/><text:tab/>- ft_atoi</text:p>
      <text:p text:style-name="P17"><text:tab/><text:tab/><text:tab/><text:tab/><text:tab/>- ft_isdigit</text:p>
      <text:p text:style-name="P5"><text:span text:style-name="T65"><text:tab/><text:tab/><text:tab/><text:tab/><text:tab/>- recuperation_taille_precision / </text:span><text:span text:style-name="Source_20_Text"><text:span text:style-name="T66">precision_size_recovery</text:span></text:span></text:p>
      <text:p text:style-name="P1"><text:span text:style-name="T18"><text:tab/><text:tab/><text:tab/><text:tab/></text:span><text:span text:style-name="T19">- coordination_distribution_sommaire / </text:span><text:span text:style-name="Source_20_Text"><text:span text:style-name="T19">summary_distribution_coordination</text:span></text:span></text:p>
      <text:p text:style-name="P18"><text:tab/><text:tab/><text:tab/><text:tab/><text:tab/>- ...</text:p>
      <text:p text:style-name="P18"><text:tab/><text:tab/><text:tab/><text:tab/><text:tab/>- ...</text:p>
      <text:p text:style-name="P5"><text:span text:style-name="T65"><text:tab/><text:tab/><text:tab/><text:tab/><text:tab/></text:span><text:span text:style-name="T22">- gestionnaire_adresse_avec_option / </text:span><text:span text:style-name="Source_20_Text"><text:span text:style-name="T23">address_option_manager</text:span></text:span></text:p>
      <text:p text:style-name="P5"><text:span text:style-name="T65"><text:tab/><text:tab/><text:tab/><text:tab/><text:tab/><text:tab/></text:span><text:span text:style-name="T30">- imprimer_adresse_avec_precision_et_largeur_de_champs / </text:span><text:span text:style-name="Source_20_Text"><text:span text:style-name="T31">print_address_with_precision_and_field_width</text:span></text:span></text:p>
      <text:p text:style-name="P18"><text:tab/><text:tab/><text:tab/><text:tab/><text:tab/><text:tab/><text:tab/>- putchar_bonus</text:p>
      <text:p text:style-name="P5"><text:span text:style-name="T65"><text:tab/><text:tab/><text:tab/><text:tab/><text:tab/><text:tab/><text:tab/></text:span><text:span text:style-name="T38">- imprimer_adresse_avec_precision / </text:span><text:span text:style-name="Source_20_Text"><text:span text:style-name="T66">print_address_with_precision</text:span></text:span></text:p>
      <text:p text:style-name="P5"><text:span text:style-name="T65"><text:tab/><text:tab/><text:tab/><text:tab/><text:tab/><text:tab/><text:tab/><text:tab/>- compter_caractere_adresse</text:span><text:span text:style-name="T38"> / </text:span><text:span text:style-name="Source_20_Text"><text:span text:style-name="T66">count_address_characters</text:span></text:span></text:p>
      <text:p text:style-name="P18"><text:tab/><text:tab/><text:tab/><text:tab/><text:tab/><text:tab/><text:tab/><text:tab/>- ft_strlcpy</text:p>
      <text:p text:style-name="P18"><text:tab/><text:tab/><text:tab/><text:tab/><text:tab/><text:tab/><text:tab/><text:tab/>- putstr_bonus</text:p>
      <text:p text:style-name="P5"><text:span text:style-name="T65"><text:tab/><text:tab/><text:tab/><text:tab/><text:tab/><text:tab/><text:tab/><text:tab/></text:span><text:span text:style-name="T44">- imprimer_zero_pour_precision_adresse</text:span><text:span text:style-name="T38"> / </text:span><text:span text:style-name="Source_20_Text"><text:span text:style-name="T66">print_zeros_for_address_precision</text:span></text:span></text:p>
      <text:p text:style-name="P18"><text:tab/><text:tab/><text:tab/><text:tab/><text:tab/><text:tab/><text:tab/><text:tab/><text:tab/>- putchar_bonus</text:p>
      <text:p text:style-name="P18"><text:tab/><text:tab/><text:tab/><text:tab/><text:tab/><text:tab/><text:tab/><text:tab/><text:tab/>- putchar_bonus</text:p>
      <text:p text:style-name="P5"><text:span text:style-name="T65"><text:tab/><text:tab/><text:tab/><text:tab/><text:tab/><text:tab/></text:span><text:span text:style-name="T30">- gestionnaire_adresse_avec_largeur_de_champs / </text:span><text:span text:style-name="Source_20_Text"><text:span text:style-name="T31">address_width_manager</text:span></text:span></text:p>
      <text:p text:style-name="P5"><text:span text:style-name="T65"><text:tab/><text:tab/><text:tab/><text:tab/><text:tab/><text:tab/></text:span><text:span text:style-name="T38"><text:tab/>- imprimer_adresse_avec_largeur_de_champs / </text:span><text:span text:style-name="Source_20_Text"><text:span text:style-name="T66">print_address_with_field_width</text:span></text:span></text:p>
      <text:p text:style-name="P17"><text:tab/><text:tab/><text:tab/><text:tab/><text:tab/><text:tab/><text:tab/><text:tab/>- compter_caractere_adresse<text:span text:style-name="T34"> / </text:span><text:span text:style-name="Source_20_Text"><text:span text:style-name="T37">count_address_characters</text:span></text:span></text:p>
      <text:p text:style-name="P18"><text:tab/><text:tab/><text:tab/><text:tab/><text:tab/><text:tab/><text:tab/><text:tab/>- putchar_bonus</text:p>
      <text:p text:style-name="P5"><text:span text:style-name="T65"><text:tab/><text:tab/><text:tab/><text:tab/><text:tab/><text:tab/><text:tab/><text:tab/></text:span><text:span text:style-name="T44">- print_ad</text:span><text:span text:style-name="T49">d</text:span><text:span text:style-name="T44">ress</text:span><text:span text:style-name="T45">_bonus</text:span><text:span text:style-name="T38"> / </text:span><text:span text:style-name="Source_20_Text"><text:span text:style-name="T66">print_address_bonus /// </text:span></text:span><text:span text:style-name="Source_20_Text"><text:span text:style-name="T67">oublis d’un ‘d’ à address</text:span></text:span></text:p>
      <text:p text:style-name="P18"><text:tab/><text:tab/><text:tab/><text:tab/><text:tab/><text:tab/><text:tab/><text:tab/><text:tab/>- ft_strlcpy</text:p>
      <text:p text:style-name="P18"><text:tab/><text:tab/><text:tab/><text:tab/><text:tab/><text:tab/><text:tab/><text:tab/><text:tab/>- putstr_bonus</text:p>
      <text:p text:style-name="P18"><text:tab/><text:tab/><text:tab/><text:tab/><text:tab/><text:tab/><text:tab/><text:tab/><text:tab/>- putchar_bonus</text:p>
      <text:p text:style-name="P5"><text:span text:style-name="T65"><text:tab/><text:tab/><text:tab/><text:tab/><text:tab/><text:tab/><text:tab/></text:span><text:span text:style-name="T38">- imprimer_adresse_avec_largeur_de_champs_et_minus / </text:span><text:span text:style-name="Source_20_Text"><text:span text:style-name="T66">print_address_with_field_width_and_minus</text:span></text:span></text:p>
      <text:p text:style-name="P17"><text:tab/><text:tab/><text:tab/><text:tab/><text:tab/><text:tab/><text:tab/><text:tab/>- compter_caractere_adresse<text:span text:style-name="T34"> / </text:span><text:span text:style-name="Source_20_Text"><text:span text:style-name="T37">count_address_characters</text:span></text:span></text:p>
      <text:p text:style-name="P17"><text:tab/><text:tab/><text:tab/><text:tab/><text:tab/><text:tab/><text:tab/><text:tab/><text:span text:style-name="T41">- print_ad</text:span><text:span text:style-name="T51">d</text:span><text:span text:style-name="T41">ress</text:span><text:span text:style-name="T42">_bonus</text:span><text:span text:style-name="T34"> / </text:span><text:span text:style-name="Source_20_Text"><text:span text:style-name="T37">print_address_bonus /// </text:span></text:span><text:span text:style-name="Source_20_Text"><text:span text:style-name="T40">oublis d’un ‘d’ à address</text:span></text:span></text:p>
      <text:p text:style-name="P18"><text:tab/><text:tab/><text:tab/><text:tab/><text:tab/><text:tab/><text:tab/><text:tab/><text:tab/>- ft_strlcpy</text:p>
      <text:p text:style-name="P18"><text:tab/><text:tab/><text:tab/><text:tab/><text:tab/><text:tab/><text:tab/><text:tab/><text:tab/>- putstr_bonus</text:p>
      <text:p text:style-name="P18"><text:tab/><text:tab/><text:tab/><text:tab/><text:tab/><text:tab/><text:tab/><text:tab/><text:tab/>- putchar_bonus</text:p>
      <text:p text:style-name="P18"><text:tab/><text:tab/><text:tab/><text:tab/><text:tab/><text:tab/><text:tab/><text:tab/>- putchar_<text:span text:style-name="T54">bonus</text:span></text:p>
      <text:p text:style-name="P5"><text:span text:style-name="T65"><text:tab/><text:tab/><text:tab/><text:tab/><text:tab/><text:tab/><text:tab/></text:span><text:span text:style-name="T38">- imprimer_adresse_avec_un_espace / </text:span><text:span text:style-name="Source_20_Text"><text:span text:style-name="T66">print_address_with_a_space</text:span></text:span></text:p>
      <text:p text:style-name="P18"><text:tab/><text:tab/><text:tab/><text:tab/><text:tab/><text:tab/><text:tab/><text:tab/>- putchar_bonus<text:span text:style-name="T3"/></text:p>
      <text:p text:style-name="P17"><text:tab/><text:tab/><text:tab/><text:tab/><text:tab/><text:tab/><text:tab/><text:tab/><text:span text:style-name="T41">- print_ad</text:span><text:span text:style-name="T51">d</text:span><text:span text:style-name="T41">ress</text:span><text:span text:style-name="T42">_bonus</text:span><text:span text:style-name="T34"> / </text:span><text:span text:style-name="Source_20_Text"><text:span text:style-name="T37">print_address_bonus /// </text:span></text:span><text:span text:style-name="Source_20_Text"><text:span text:style-name="T40">oublis d’un ‘d’ à address</text:span></text:span></text:p>
      <text:p text:style-name="P18"><text:tab/><text:tab/><text:tab/><text:tab/><text:tab/><text:tab/><text:tab/><text:tab/><text:tab/>- ft_strlcpy</text:p>
      <text:p text:style-name="P18"><text:tab/><text:tab/><text:tab/><text:tab/><text:tab/><text:tab/><text:tab/><text:tab/><text:tab/>- putstr_bonus</text:p>
      <text:p text:style-name="P18"><text:tab/><text:tab/><text:tab/><text:tab/><text:tab/><text:tab/><text:tab/><text:tab/><text:tab/>- putchar_bonus</text:p>
      <text:p text:style-name="P5"><text:span text:style-name="T65"><text:tab/><text:tab/><text:tab/><text:tab/><text:tab/><text:tab/></text:span><text:span text:style-name="T30">- gestionnaire_adresse_avec_precision / </text:span><text:span text:style-name="Source_20_Text"><text:span text:style-name="T31">address_precision_manager</text:span></text:span></text:p>
      <text:p text:style-name="P5"><text:span text:style-name="T65"><text:tab/><text:tab/><text:tab/><text:tab/><text:tab/><text:tab/><text:tab/></text:span><text:span text:style-name="T38">- imprimer_adresse_avec_precision / </text:span><text:span text:style-name="Source_20_Text"><text:span text:style-name="T38">print_address_with_precision</text:span></text:span></text:p>
      <text:p text:style-name="P17"><text:tab/><text:tab/><text:tab/><text:tab/><text:tab/><text:tab/><text:tab/><text:tab/>- compter_caractere_adresse / <text:span text:style-name="Source_20_Text"><text:span text:style-name="T64">count_address_characters</text:span></text:span></text:p>
      <text:p text:style-name="P18"><text:tab/><text:tab/><text:tab/><text:tab/><text:tab/><text:tab/><text:tab/><text:tab/>- ft_strlcpy</text:p>
      <text:p text:style-name="P18"><text:tab/><text:tab/><text:tab/><text:tab/><text:tab/><text:tab/><text:tab/><text:tab/>- putstr_bonus</text:p>
      <text:p text:style-name="P17"><text:tab/><text:tab/><text:tab/><text:tab/><text:tab/><text:tab/><text:tab/><text:tab/><text:span text:style-name="T41">- imprimer_zero_pour_precision_adresse</text:span><text:span text:style-name="T34"> / </text:span><text:span text:style-name="Source_20_Text"><text:span text:style-name="T37">print_zeros_for_address_precision</text:span></text:span></text:p>
      <text:p text:style-name="P19"><text:tab/><text:tab/><text:tab/><text:tab/><text:tab/><text:tab/><text:tab/><text:tab/><text:tab/>- putchar_bonus</text:p>
      <text:p text:style-name="P18"><text:tab/><text:tab/><text:tab/><text:tab/><text:tab/><text:tab/><text:tab/><text:tab/>- putchar_bonus</text:p>
      <text:p text:style-name="P17"><text:tab/><text:tab/><text:tab/><text:tab/><text:tab/><text:tab/><text:span text:style-name="T26">- imprimer_adresse_avec_plus / </text:span><text:span text:style-name="Source_20_Text"><text:span text:style-name="T28">print_address_with_plus</text:span></text:span></text:p>
      <text:p text:style-name="P20"><text:tab/><text:tab/><text:tab/><text:tab/><text:tab/><text:tab/><text:tab/>- putchar_bonus<text:span text:style-name="T3"/></text:p>
      <text:p text:style-name="P17"><text:tab/><text:tab/><text:tab/><text:tab/><text:tab/><text:tab/><text:tab/><text:span text:style-name="T41">- print_ad</text:span><text:span text:style-name="T51">d</text:span><text:span text:style-name="T41">ress</text:span><text:span text:style-name="T42">_bonus</text:span><text:span text:style-name="T34"> / </text:span><text:span text:style-name="Source_20_Text"><text:span text:style-name="T37">print_address_bonus /// </text:span></text:span><text:span text:style-name="Source_20_Text"><text:span text:style-name="T40">oublis d’un ‘d’ à address</text:span></text:span></text:p>
      <text:p text:style-name="P20"><text:tab/><text:tab/><text:tab/><text:tab/><text:tab/><text:tab/><text:tab/><text:tab/>- ft_strlcpy</text:p>
      <text:p text:style-name="P20"><text:tab/><text:tab/><text:tab/><text:tab/><text:tab/><text:tab/><text:tab/><text:tab/>- putstr_bonus</text:p>
      <text:p text:style-name="P20"><text:tab/><text:tab/><text:tab/><text:tab/><text:tab/><text:tab/><text:tab/><text:tab/>- putchar_bonus</text:p>
      <text:p text:style-name="P18"><text:tab/><text:tab/><text:tab/><text:tab/><text:tab/>- ...</text:p>
      <text:p text:style-name="P14"><text:tab/><text:tab/><text:tab/><text:tab/><text:tab/>- ...</text:p>
      <text:p text:style-name="P18"><text:tab/><text:tab/><text:tab/><text:tab/><text:tab/>- ...</text:p>
      <text:p text:style-name="P18"><text:tab/><text:tab/><text:tab/><text:tab/><text:tab/>- ...</text:p>
      <text:p text:style-name="P14"/>
      <text:p text:style-name="P14"/>
      <text:p text:style-name="P14"/>
      <text:p text:style-name="P14"/>
      <text:p text:style-name="P14"/>
      <text:p text:style-name="P33"/>
      <text:p text:style-name="P42">Gestion de format %d <text:span text:style-name="T4">et %i</text:span>:</text:p>
      <text:p text:style-name="P42"/>
      <text:p text:style-name="P37"><text:span text:style-name="T62"><text:tab/></text:span><text:span text:style-name="T6">- ft_printf</text:span><text:span text:style-name="T7">_bonus</text:span></text:p>
      <text:p text:style-name="P17"><text:tab/><text:tab/><text:span text:style-name="T5">- dispatch</text:span></text:p>
      <text:p text:style-name="P28"><text:tab/><text:tab/><text:tab/><text:span text:style-name="T10">- print_signed_int</text:span></text:p>
      <text:p text:style-name="P28"><text:tab/><text:tab/><text:tab/><text:tab/>- putnbr_upper_nine</text:p>
      <text:p text:style-name="P5"><text:span text:style-name="T65"><text:tab/><text:tab/><text:tab/></text:span><text:span text:style-name="T11">- coordination_initialisation_structure / </text:span><text:span text:style-name="Source_20_Text"><text:span text:style-name="T12">structure_initialization_coordination</text:span></text:span></text:p>
      <text:p text:style-name="P5"><text:span text:style-name="T65"><text:tab/><text:tab/><text:tab/><text:tab/>- initialisation_par_default_structure / </text:span><text:span text:style-name="Source_20_Text"><text:span text:style-name="T66">default_structure_initialization</text:span></text:span></text:p>
      <text:p text:style-name="P5"><text:span text:style-name="T65"><text:tab/><text:tab/><text:tab/><text:tab/></text:span><text:span text:style-name="T14">- recherche_specificateur / </text:span><text:span text:style-name="Source_20_Text"><text:span text:style-name="T16">specifier_search</text:span></text:span></text:p>
      <text:p text:style-name="P17"><text:tab/><text:tab/><text:tab/><text:tab/><text:tab/>- ft_strlcpy</text:p>
      <text:p text:style-name="P5"><text:span text:style-name="T65"><text:tab/><text:tab/><text:tab/><text:tab/>- recherche_drapeaux / </text:span><text:span text:style-name="Source_20_Text"><text:span text:style-name="T66">flags_search</text:span></text:span></text:p>
      <text:p text:style-name="P5"><text:span text:style-name="T65"><text:tab/><text:tab/><text:tab/><text:tab/></text:span><text:span text:style-name="T14">- recherche_valeur_espace_precision / </text:span><text:span text:style-name="Source_20_Text"><text:span text:style-name="T16">precision_space_value_search</text:span></text:span></text:p>
      <text:p text:style-name="P5"><text:span text:style-name="T65"><text:tab/><text:tab/><text:tab/><text:tab/><text:tab/>- compter_pourcent_jusquau_specificateur / </text:span><text:span text:style-name="Source_20_Text"><text:span text:style-name="T66">count_percent_to_specifier</text:span></text:span></text:p>
      <text:p text:style-name="P17"><text:tab/><text:tab/><text:tab/><text:tab/><text:tab/>- ft_strnchr</text:p>
      <text:p text:style-name="P5"><text:span text:style-name="T65"><text:tab/><text:tab/><text:tab/><text:tab/><text:tab/>- recuperation_taille_champs / </text:span><text:span text:style-name="Source_20_Text"><text:span text:style-name="T66">field_size_recovery</text:span></text:span></text:p>
      <text:p text:style-name="P5"><text:span text:style-name="T65"><text:tab/><text:tab/><text:tab/><text:tab/><text:tab/>- compter_point_jusquau_specificateur / </text:span><text:span text:style-name="Source_20_Text"><text:span text:style-name="T66">count_</text:span></text:span><text:span text:style-name="Source_20_Text"><text:span text:style-name="T67">point</text:span></text:span><text:span text:style-name="Source_20_Text"><text:span text:style-name="T66">_to_specifier</text:span></text:span></text:p>
      <text:p text:style-name="P5"><text:span text:style-name="T65"><text:tab/><text:tab/><text:tab/><text:tab/><text:tab/></text:span><text:span text:style-name="T22">- recherche_precision_negative / </text:span><text:span text:style-name="Source_20_Text"><text:span text:style-name="T23">negative_precision_search</text:span></text:span></text:p>
      <text:p text:style-name="P17"><text:tab/><text:tab/><text:tab/><text:tab/><text:tab/><text:tab/>- ft_atoi</text:p>
      <text:p text:style-name="P17"><text:tab/><text:tab/><text:tab/><text:tab/><text:tab/>- ft_isdigit</text:p>
      <text:p text:style-name="P5"><text:span text:style-name="T65"><text:tab/><text:tab/><text:tab/><text:tab/><text:tab/>- recuperation_taille_precision / </text:span><text:span text:style-name="Source_20_Text"><text:span text:style-name="T66">precision_size_recovery</text:span></text:span></text:p>
      <text:p text:style-name="P1"><text:span text:style-name="T18"><text:tab/><text:tab/><text:tab/><text:tab/></text:span><text:span text:style-name="T19">- coordination_distribution_sommaire / </text:span><text:span text:style-name="Source_20_Text"><text:span text:style-name="T19">summary_distribution_coordination</text:span></text:span></text:p>
      <text:p text:style-name="P18"><text:tab/><text:tab/><text:tab/><text:tab/><text:tab/>- …</text:p>
      <text:p text:style-name="P18"><text:tab/><text:tab/><text:tab/><text:tab/><text:tab/>- …</text:p>
      <text:p text:style-name="P18"><text:tab/><text:tab/><text:tab/><text:tab/><text:tab/>- …</text:p>
      <text:p text:style-name="P5"><text:span text:style-name="T65"><text:tab/><text:tab/><text:tab/><text:tab/><text:tab/></text:span><text:span text:style-name="T22">- gestionnaire_entier_signe_avec_option / </text:span><text:span text:style-name="Source_20_Text"><text:span text:style-name="T23">signed_integer_option_manager</text:span></text:span></text:p>
      <text:p text:style-name="P38"><text:span text:style-name="T63"><text:tab/><text:tab/><text:tab/><text:tab/><text:tab/><text:tab/></text:span><text:span text:style-name="T27">- imprimer_format_brut / </text:span><text:span text:style-name="T26">print_raw_format</text:span></text:p>
      <text:p text:style-name="P18"><text:tab/><text:tab/><text:tab/><text:tab/><text:tab/><text:tab/><text:tab/>- putchar_bonus</text:p>
      <text:p text:style-name="P5"><text:span text:style-name="T65"><text:tab/><text:tab/><text:tab/><text:tab/><text:tab/><text:tab/></text:span><text:span text:style-name="T30">- gestionnaire_entier_signe_avec_largeur_de_champs_et_precision / </text:span><text:span text:style-name="Source_20_Text"><text:span text:style-name="T31">signed_integer_width_and_precision_manager</text:span></text:span></text:p>
      <text:p text:style-name="P5"><text:span text:style-name="T65"><text:tab/><text:tab/><text:tab/><text:tab/><text:tab/><text:tab/><text:tab/></text:span><text:span text:style-name="T38">- imprimer_entier_signe_avec_largeur_de_champs_et_precision / </text:span><text:span text:style-name="Source_20_Text"><text:span text:style-name="T39">print_signed_integer_with_field_width_and_precision</text:span></text:span></text:p>
      <text:p text:style-name="P17"><text:tab/><text:tab/><text:tab/><text:tab/><text:tab/><text:tab/><text:tab/><text:tab/><text:span text:style-name="T41">- imprimer_largeur_de_champs </text:span><text:span text:style-name="T43">(static)</text:span><text:span text:style-name="T41"> / </text:span><text:span text:style-name="T52">print_field_width(static)</text:span></text:p>
      <text:p text:style-name="P18"><text:tab/><text:tab/><text:tab/><text:tab/><text:tab/><text:tab/><text:tab/><text:tab/><text:tab/>- putchar_bonus</text:p>
      <text:p text:style-name="P17"><text:tab/><text:tab/><text:tab/><text:tab/><text:tab/><text:tab/><text:tab/><text:tab/><text:span text:style-name="T41">- imprimer_precision </text:span><text:span text:style-name="T43">(static)</text:span><text:span text:style-name="T41"> / </text:span><text:span text:style-name="T52">print_precision(static)</text:span></text:p>
      <text:p text:style-name="P18"><text:tab/><text:tab/><text:tab/><text:tab/><text:tab/><text:tab/><text:tab/><text:tab/><text:tab/>- putchar_bonus</text:p>
      <text:p text:style-name="P18"><text:tab/><text:tab/><text:tab/><text:tab/><text:tab/><text:tab/><text:tab/><text:tab/><text:span text:style-name="T55">- putnbr_bonus</text:span></text:p>
      <text:p text:style-name="P5"><text:span text:style-name="T65"><text:tab/><text:tab/><text:tab/><text:tab/><text:tab/><text:tab/><text:tab/></text:span><text:span text:style-name="T38">- imprimer_entier_signe_avec_largeur_de_champs_precision_et_minus / </text:span><text:span text:style-name="Source_20_Text"><text:span text:style-name="T39">print_signed_integer_with_field_width_precision_and_minus</text:span></text:span></text:p>
      <text:p text:style-name="P17"><text:tab/><text:tab/><text:tab/><text:tab/><text:tab/><text:tab/><text:tab/><text:tab/><text:span text:style-name="T41">- imprimer_precision</text:span><text:span text:style-name="T43">(static)</text:span><text:span text:style-name="T41"> / </text:span><text:span text:style-name="T52">print_precision(static)</text:span></text:p>
      <text:p text:style-name="P18"><text:tab/><text:tab/><text:tab/><text:tab/><text:tab/><text:tab/><text:tab/><text:tab/><text:tab/>- putchar_bonus</text:p>
      <text:p text:style-name="P18"><text:tab/><text:tab/><text:tab/><text:tab/><text:tab/><text:tab/><text:tab/><text:tab/>- putnbr_bonus</text:p>
      <text:p text:style-name="P17"><text:tab/><text:tab/><text:tab/><text:tab/><text:tab/><text:tab/><text:tab/><text:tab/><text:span text:style-name="T41">- imprimer_largeur_de_champs</text:span><text:span text:style-name="T43">(static)</text:span><text:span text:style-name="T41"> / </text:span><text:span text:style-name="T52">print_field_width(static)</text:span></text:p>
      <text:p text:style-name="P18"><text:tab/><text:tab/><text:tab/><text:tab/><text:tab/><text:tab/><text:tab/><text:tab/><text:tab/>- putchar_bonus</text:p>
      <text:p text:style-name="P5"><text:span text:style-name="T65"><text:tab/><text:tab/><text:tab/><text:tab/><text:tab/><text:tab/></text:span><text:span text:style-name="T30">- gestionnaire_entier_signe_avec_largeur_de_champs / </text:span><text:span text:style-name="Source_20_Text"><text:span text:style-name="T31">signed_integer_field_width_manager</text:span></text:span></text:p>
      <text:p text:style-name="P6"><text:span text:style-name="T65"><text:tab/><text:tab/><text:tab/><text:tab/><text:tab/><text:tab/><text:tab/></text:span><text:span text:style-name="T38">- imprimer_entier_signe_avec_plus_et_zero / </text:span><text:span text:style-name="Source_20_Text"><text:span text:style-name="T39">print_signed_integer_with_plus_and_zero</text:span></text:span></text:p>
      <text:p text:style-name="P6"><text:span text:style-name="T65"><text:tab/><text:tab/><text:tab/><text:tab/><text:tab/><text:tab/><text:tab/><text:tab/></text:span><text:span text:style-name="T44">- compter_nombre_de_chiffre</text:span><text:span text:style-name="T38"> </text:span><text:span text:style-name="T44">/ </text:span><text:span text:style-name="Source_20_Text"><text:span text:style-name="T50">count_digits</text:span></text:span></text:p>
      <text:p text:style-name="P5"><text:span text:style-name="T65"><text:tab/><text:tab/><text:tab/><text:tab/><text:tab/><text:tab/><text:tab/><text:tab/><text:tab/>- compter_nombre_de_chiffre_sign</text:span><text:span text:style-name="T58">e / </text:span><text:span text:style-name="Source_20_Text"><text:span text:style-name="T59">c</text:span></text:span><text:span text:style-name="Source_20_Text"><text:span text:style-name="T66">ount_signed_digits</text:span></text:span><text:span text:style-name="Source_20_Text"><text:span text:style-name="T69">(static)</text:span></text:span></text:p>
      <text:p text:style-name="P18"><text:tab/><text:tab/><text:tab/><text:tab/><text:tab/><text:tab/><text:tab/><text:tab/><text:tab/>- ...</text:p>
      <text:p text:style-name="P18"><text:tab/><text:tab/><text:tab/><text:tab/><text:tab/><text:tab/><text:tab/><text:tab/>- putchar_bonus</text:p>
      <text:p text:style-name="P5"><text:span text:style-name="T65"><text:tab/><text:tab/><text:tab/><text:tab/><text:tab/><text:tab/><text:tab/><text:tab/></text:span><text:span text:style-name="T44">- imprimer_zero_pour_largeur_de_champs </text:span><text:span text:style-name="T46">(static)</text:span><text:span text:style-name="T44"> / </text:span><text:span text:style-name="Source_20_Text"><text:span text:style-name="T50">print_zeros_for_field_width</text:span></text:span><text:span text:style-name="T50"> (static)</text:span></text:p>
      <text:p text:style-name="P21"><text:tab/><text:tab/><text:tab/><text:tab/><text:tab/><text:tab/><text:tab/><text:tab/><text:tab/>- putchar_bonus</text:p>
      <text:p text:style-name="P18"><text:tab/><text:tab/><text:tab/><text:tab/><text:tab/><text:tab/><text:tab/><text:tab/>- putnbr_bonus</text:p>
      <text:p text:style-name="P5"><text:span text:style-name="T65"><text:tab/><text:tab/><text:tab/><text:tab/><text:tab/><text:tab/><text:tab/></text:span><text:span text:style-name="T38">- imprimer_entier_signe_avec_largeur_de_champs_et_plus / </text:span><text:span text:style-name="Source_20_Text"><text:span text:style-name="T39">print_signed_integer_with_field_width_and_plus</text:span></text:span></text:p>
      <text:p text:style-name="P5"><text:span text:style-name="T65"><text:tab/><text:tab/><text:tab/><text:tab/><text:tab/><text:tab/><text:tab/><text:tab/></text:span><text:span text:style-name="T44">- compter_nombre_de_chiffre / </text:span><text:span text:style-name="Source_20_Text"><text:span text:style-name="T50">count_digits </text:span></text:span><text:span text:style-name="T3"/></text:p>
      <text:p text:style-name="P17"><text:tab/><text:tab/><text:tab/><text:tab/><text:tab/><text:tab/><text:tab/><text:tab/><text:tab/>- compter_nombre_de_chiffre_signe / <text:span text:style-name="Source_20_Text"><text:span text:style-name="T64">count_signed_digits </text:span></text:span><text:span text:style-name="Source_20_Text"><text:span text:style-name="T70">(static)</text:span></text:span></text:p>
      <text:p text:style-name="P18"><text:tab/><text:tab/><text:tab/><text:tab/><text:tab/><text:tab/><text:tab/><text:tab/><text:tab/>- ...</text:p>
      <text:p text:style-name="P5"><text:span text:style-name="T65"><text:tab/><text:tab/><text:tab/><text:tab/><text:tab/><text:tab/><text:tab/><text:tab/></text:span><text:span text:style-name="T44">- imprimer_espace_pour_largeur_de_champs </text:span><text:span text:style-name="T47">(static)</text:span><text:span text:style-name="T44"> / </text:span><text:span text:style-name="Source_20_Text"><text:span text:style-name="T44">print_spaces_for_field_width</text:span></text:span><text:span text:style-name="T44"> (static)</text:span></text:p>
      <text:p text:style-name="P22"><text:tab/><text:tab/><text:tab/><text:tab/><text:tab/><text:tab/><text:tab/><text:tab/><text:tab/>- putchar_bonus</text:p>
      <text:p text:style-name="P22"><text:tab/><text:tab/><text:tab/><text:tab/><text:tab/><text:tab/><text:tab/><text:tab/>- putchar_bonus</text:p>
      <text:p text:style-name="P18"><text:tab/><text:tab/><text:tab/><text:tab/><text:tab/><text:tab/><text:tab/><text:tab/>- putnbr_bonus</text:p>
      <text:p text:style-name="P5"><text:span text:style-name="T65"><text:tab/><text:tab/><text:tab/><text:tab/><text:tab/><text:tab/></text:span><text:span text:style-name="T30">- imprimer_entier_signe_avec_plus / </text:span><text:span text:style-name="Source_20_Text"><text:span text:style-name="T31">print_integer_with_plus</text:span></text:span></text:p>
      <text:p text:style-name="P18"><text:tab/><text:tab/><text:tab/><text:tab/><text:tab/><text:tab/><text:tab/>- putchar_bonus</text:p>
      <text:p text:style-name="P18"><text:tab/><text:tab/><text:tab/><text:tab/><text:tab/><text:tab/><text:tab/>- putnbr_bonus</text:p>
      <text:p text:style-name="P5"><text:span text:style-name="T65"><text:tab/><text:tab/><text:tab/><text:tab/><text:tab/><text:tab/></text:span><text:span text:style-name="T30">- imprimer_entier_signe_avec_moins / </text:span><text:span text:style-name="Source_20_Text"><text:span text:style-name="T31">print_signed_integer_with_minus </text:span></text:span><text:span text:style-name="Source_20_Text"><text:span text:style-name="T33">A VOIR CAR ÉTRANGE</text:span></text:span></text:p>
      <text:p text:style-name="P18"><text:tab/><text:tab/><text:tab/><text:tab/><text:tab/><text:tab/><text:tab/>- putnbr_bonus</text:p>
      <text:p text:style-name="P5"><text:span text:style-name="T65"><text:tab/><text:tab/><text:tab/><text:tab/><text:tab/><text:tab/></text:span><text:span text:style-name="T30">- imprimer_entier_signe_avec_espace / </text:span><text:span text:style-name="Source_20_Text"><text:span text:style-name="T31">print_signed_integer_with_space</text:span></text:span><text:span text:style-name="T3"/></text:p>
      <text:p text:style-name="P23"><text:tab/><text:tab/><text:tab/><text:tab/><text:tab/><text:tab/><text:tab/>- putchar_bonus</text:p>
      <text:p text:style-name="P23"><text:tab/><text:tab/><text:tab/><text:tab/><text:tab/><text:tab/><text:tab/>- putnbr_bonus</text:p>
      <text:p text:style-name="P5"><text:span text:style-name="T65"><text:tab/><text:tab/><text:tab/><text:tab/><text:tab/><text:tab/></text:span><text:span text:style-name="T30">- imprimer_entier_signe_avec_precision / </text:span><text:span text:style-name="Source_20_Text"><text:span text:style-name="T31">print_signed_integer_with_precision</text:span></text:span><text:span text:style-name="T3"/></text:p>
      <text:p text:style-name="P6"><text:span text:style-name="T65"><text:tab/><text:tab/><text:tab/><text:tab/><text:tab/><text:tab/><text:tab/></text:span><text:span text:style-name="T38">- compter_nombre_de_chiffre / </text:span><text:span text:style-name="Source_20_Text"><text:span text:style-name="T39">count_digits</text:span></text:span></text:p>
      <text:p text:style-name="P5"><text:span text:style-name="T65"><text:tab/><text:tab/><text:tab/><text:tab/><text:tab/><text:tab/><text:tab/><text:tab/>- compter_nombre_de_chiffre_sign</text:span><text:span text:style-name="T58">e / </text:span><text:span text:style-name="Source_20_Text"><text:span text:style-name="T59">c</text:span></text:span><text:span text:style-name="Source_20_Text"><text:span text:style-name="T66">ount_signed_digits</text:span></text:span></text:p>
      <text:p text:style-name="P23"><text:tab/><text:tab/><text:tab/><text:tab/><text:tab/><text:tab/><text:tab/><text:tab/>- ...</text:p>
      <text:p text:style-name="P18"><text:tab/><text:tab/><text:tab/><text:tab/><text:tab/><text:tab/><text:tab/>- putchar_bonus</text:p>
      <text:p text:style-name="P23"><text:tab/><text:tab/><text:tab/><text:tab/><text:tab/><text:tab/><text:tab/>- putnbr_bonus</text:p>
      <text:p text:style-name="P5"><text:span text:style-name="T65"><text:tab/><text:tab/><text:tab/><text:tab/><text:tab/><text:tab/></text:span><text:span text:style-name="T30">- imprimer_entier_signe_sans_option</text:span><text:span text:style-name="T38"> </text:span><text:span text:style-name="T30">/ </text:span><text:span text:style-name="Source_20_Text"><text:span text:style-name="T31">print_signed_integer_without_option</text:span></text:span></text:p>
      <text:p text:style-name="P18"><text:tab/><text:tab/><text:tab/><text:tab/><text:tab/><text:tab/><text:tab/>- <text:span text:style-name="T60">putnbr_bonus</text:span></text:p>
      <text:p text:style-name="P18"><text:tab/><text:tab/><text:tab/><text:tab/><text:tab/>- …</text:p>
      <text:p text:style-name="P18"><text:tab/><text:tab/><text:tab/><text:tab/><text:tab/>- …</text:p>
      <text:p text:style-name="P18"><text:tab/><text:tab/><text:tab/><text:tab/><text:tab/>- …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2">Gestion de format %u :</text:p>
      <text:p text:style-name="P42"/>
      <text:p text:style-name="P37"><text:span text:style-name="T62"><text:tab/></text:span><text:span text:style-name="T6">- ft_printf</text:span><text:span text:style-name="T7">_bonus</text:span></text:p>
      <text:p text:style-name="P17"><text:tab/><text:tab/><text:span text:style-name="T5">- dispatch</text:span></text:p>
      <text:p text:style-name="P28"><text:tab/><text:tab/><text:tab/><text:span text:style-name="T10">- print_unsigned_int</text:span></text:p>
      <text:p text:style-name="P28"><text:tab/><text:tab/><text:tab/><text:tab/>- put_unbr</text:p>
      <text:p text:style-name="P5"><text:span text:style-name="T65"><text:tab/><text:tab/><text:tab/></text:span><text:span text:style-name="T11">- coordination_initialisation_structure / </text:span><text:span text:style-name="Source_20_Text"><text:span text:style-name="T12">structure_initialization_coordination</text:span></text:span></text:p>
      <text:p text:style-name="P5"><text:span text:style-name="T65"><text:tab/><text:tab/><text:tab/><text:tab/>- initialisation_par_default_structure / </text:span><text:span text:style-name="Source_20_Text"><text:span text:style-name="T66">default_structure_initialization</text:span></text:span></text:p>
      <text:p text:style-name="P5"><text:span text:style-name="T65"><text:tab/><text:tab/><text:tab/><text:tab/></text:span><text:span text:style-name="T14">- recherche_specificateur / </text:span><text:span text:style-name="Source_20_Text"><text:span text:style-name="T16">specifier_search</text:span></text:span></text:p>
      <text:p text:style-name="P17"><text:tab/><text:tab/><text:tab/><text:tab/><text:tab/>- ft_strlcpy</text:p>
      <text:p text:style-name="P5"><text:span text:style-name="T65"><text:tab/><text:tab/><text:tab/><text:tab/>- recherche_drapeaux / </text:span><text:span text:style-name="Source_20_Text"><text:span text:style-name="T66">flags_search</text:span></text:span></text:p>
      <text:p text:style-name="P5"><text:span text:style-name="T65"><text:tab/><text:tab/><text:tab/><text:tab/></text:span><text:span text:style-name="T14">- recherche_valeur_espace_precision / </text:span><text:span text:style-name="Source_20_Text"><text:span text:style-name="T16">precision_space_value_search</text:span></text:span></text:p>
      <text:p text:style-name="P5"><text:span text:style-name="T65"><text:tab/><text:tab/><text:tab/><text:tab/><text:tab/>- compter_pourcent_jusquau_specificateur / </text:span><text:span text:style-name="Source_20_Text"><text:span text:style-name="T66">count_percent_to_specifier</text:span></text:span></text:p>
      <text:p text:style-name="P17"><text:tab/><text:tab/><text:tab/><text:tab/><text:tab/>- ft_strnchr</text:p>
      <text:p text:style-name="P5"><text:span text:style-name="T65"><text:tab/><text:tab/><text:tab/><text:tab/><text:tab/>- recuperation_taille_champs / </text:span><text:span text:style-name="Source_20_Text"><text:span text:style-name="T66">field_size_recovery</text:span></text:span></text:p>
      <text:p text:style-name="P5"><text:span text:style-name="T65"><text:tab/><text:tab/><text:tab/><text:tab/><text:tab/>- compter_point_jusquau_specificateur / </text:span><text:span text:style-name="Source_20_Text"><text:span text:style-name="T66">count_</text:span></text:span><text:span text:style-name="Source_20_Text"><text:span text:style-name="T67">point</text:span></text:span><text:span text:style-name="Source_20_Text"><text:span text:style-name="T66">_to_specifier</text:span></text:span></text:p>
      <text:p text:style-name="P5"><text:span text:style-name="T65"><text:tab/><text:tab/><text:tab/><text:tab/><text:tab/></text:span><text:span text:style-name="T22">- recherche_precision_negative / </text:span><text:span text:style-name="Source_20_Text"><text:span text:style-name="T23">negative_precision_search</text:span></text:span></text:p>
      <text:p text:style-name="P17"><text:tab/><text:tab/><text:tab/><text:tab/><text:tab/><text:tab/>- ft_atoi</text:p>
      <text:p text:style-name="P17"><text:tab/><text:tab/><text:tab/><text:tab/><text:tab/>- ft_isdigit</text:p>
      <text:p text:style-name="P5"><text:span text:style-name="T65"><text:tab/><text:tab/><text:tab/><text:tab/><text:tab/>- recuperation_taille_precision / </text:span><text:span text:style-name="Source_20_Text"><text:span text:style-name="T66">precision_size_recovery</text:span></text:span></text:p>
      <text:p text:style-name="P1"><text:span text:style-name="T18"><text:tab/><text:tab/><text:tab/><text:tab/></text:span><text:span text:style-name="T19">- coordination_distribution_sommaire / </text:span><text:span text:style-name="Source_20_Text"><text:span text:style-name="T19">summary_distribution_coordination</text:span></text:span></text:p>
      <text:p text:style-name="P18"><text:tab/><text:tab/><text:tab/><text:tab/><text:tab/>- …</text:p>
      <text:p text:style-name="P18"><text:tab/><text:tab/><text:tab/><text:tab/><text:tab/>- …</text:p>
      <text:p text:style-name="P18"><text:tab/><text:tab/><text:tab/><text:tab/><text:tab/>- …</text:p>
      <text:p text:style-name="P18"><text:tab/><text:tab/><text:tab/><text:tab/><text:tab/>- …</text:p>
      <text:p text:style-name="P5"><text:span text:style-name="T65"><text:tab/><text:tab/><text:tab/><text:tab/><text:tab/></text:span><text:span text:style-name="T22">- gestionnaire_entier_non_signe_avec_option</text:span><text:span text:style-name="T38"> </text:span><text:span text:style-name="T22">/ </text:span><text:span text:style-name="Source_20_Text"><text:span text:style-name="T23">unsigned_integer_option_manager</text:span></text:span></text:p>
      <text:p text:style-name="P39"><text:span text:style-name="T63"><text:tab/><text:tab/><text:tab/><text:tab/><text:tab/><text:tab/></text:span><text:span text:style-name="T27">- imprimer_format_brut / </text:span><text:span text:style-name="T26">print_raw_format</text:span></text:p>
      <text:p text:style-name="P23"><text:tab/><text:tab/><text:tab/><text:tab/><text:tab/><text:tab/><text:tab/>- putchar_bonus</text:p>
      <text:p text:style-name="P5"><text:span text:style-name="T65"><text:tab/><text:tab/><text:tab/><text:tab/><text:tab/><text:tab/></text:span><text:span text:style-name="T30">- gestionnaire_entier_non_signe_avec_largeur_de_champs_et_precision / </text:span><text:span text:style-name="Source_20_Text"><text:span text:style-name="T31">unsigned_integer_width_and_precision_manager</text:span></text:span></text:p>
      <text:p text:style-name="P5"><text:span text:style-name="T65"><text:tab/><text:tab/><text:tab/><text:tab/><text:tab/><text:tab/><text:tab/></text:span><text:span text:style-name="T38">- compter_nombre_de_chiffre / </text:span><text:span text:style-name="Source_20_Text"><text:span text:style-name="T39">count_digits</text:span></text:span></text:p>
      <text:p text:style-name="P23"><text:tab/><text:tab/><text:tab/><text:tab/><text:tab/><text:tab/><text:tab/><text:tab/>- ...</text:p>
      <text:p text:style-name="P5"><text:span text:style-name="T65"><text:tab/><text:tab/><text:tab/><text:tab/><text:tab/><text:tab/><text:tab/><text:tab/>- compter_nombre_de_chiffre_non_signe</text:span><text:span text:style-name="T58"> / </text:span><text:span text:style-name="Source_20_Text"><text:span text:style-name="T66">count_unsigned_digits</text:span></text:span></text:p>
      <text:p text:style-name="P5"><text:span text:style-name="T65"><text:tab/><text:tab/><text:tab/><text:tab/><text:tab/><text:tab/><text:tab/></text:span><text:span text:style-name="T38">-imprimer_entier_non_signe_avec_largeur_de_champs_et_precision / </text:span><text:span text:style-name="Source_20_Text"><text:span text:style-name="T39">print_unsigned_integer_with_field_width_and_precision</text:span></text:span></text:p>
      <text:p text:style-name="P5"><text:span text:style-name="T44"><text:tab/><text:tab/><text:tab/><text:tab/><text:tab/><text:tab/><text:tab/><text:tab/>- imprimer_largeur_de_champs </text:span><text:span text:style-name="T48">(static)</text:span><text:span text:style-name="T44"> / </text:span><text:span text:style-name="Source_20_Text"><text:span text:style-name="T44">print_field_width</text:span></text:span><text:span text:style-name="T44"> (static)</text:span></text:p>
      <text:p text:style-name="P8"><text:tab/><text:tab/><text:tab/><text:tab/><text:tab/><text:tab/><text:tab/><text:tab/><text:tab/><text:span text:style-name="T55">- putchar_bonus</text:span></text:p>
      <text:p text:style-name="P5"><text:span text:style-name="T65"><text:tab/><text:tab/><text:tab/><text:tab/><text:tab/><text:tab/><text:tab/><text:tab/></text:span><text:span text:style-name="T44">- imprimer_precision </text:span><text:span text:style-name="T48">(static)</text:span><text:span text:style-name="T44"> / </text:span><text:span text:style-name="Source_20_Text"><text:span text:style-name="T50">print_precision</text:span></text:span><text:span text:style-name="T50"> (static)</text:span></text:p>
      <text:p text:style-name="P2"><text:tab/><text:tab/><text:tab/><text:tab/><text:tab/><text:tab/><text:tab/><text:tab/><text:tab/>- putchar_bonus</text:p>
      <text:p text:style-name="P23"><text:tab/><text:tab/><text:tab/><text:tab/><text:tab/><text:tab/><text:tab/><text:tab/>- putnbr_bonus</text:p>
      <text:p text:style-name="P5"><text:span text:style-name="T65"><text:tab/><text:tab/><text:tab/><text:tab/><text:tab/><text:tab/><text:tab/></text:span><text:span text:style-name="T38">-imprimer_entier_non_signe_avec_largeur_de_champs_precision_et_minus / </text:span><text:span text:style-name="Source_20_Text"><text:span text:style-name="T39">print_unsigned_integer_with_field_width_precision_and_minus</text:span></text:span></text:p>
      <text:p text:style-name="P5"><text:span text:style-name="T65"><text:tab/><text:tab/><text:tab/><text:tab/><text:tab/><text:tab/><text:tab/><text:tab/></text:span><text:span text:style-name="T44">- imprimer_precision </text:span><text:span text:style-name="T48">(static)</text:span><text:span text:style-name="T44"> / </text:span><text:span text:style-name="Source_20_Text"><text:span text:style-name="T50">print_precision</text:span></text:span><text:span text:style-name="T50"> (static)</text:span></text:p>
      <text:p text:style-name="P2"><text:tab/><text:tab/><text:tab/><text:tab/><text:tab/><text:tab/><text:tab/><text:tab/><text:tab/>- putchar_bonus<text:span text:style-name="T56"/></text:p>
      <text:p text:style-name="P2"><text:tab/><text:tab/><text:tab/><text:tab/><text:tab/><text:tab/><text:tab/><text:tab/>- putnbr_bonus</text:p>
      <text:p text:style-name="P5"><text:span text:style-name="T65"><text:tab/><text:tab/><text:tab/><text:tab/><text:tab/><text:tab/><text:tab/><text:tab/></text:span><text:span text:style-name="T44">- imprimer_largeur_de_champs </text:span><text:span text:style-name="T48">(static)</text:span><text:span text:style-name="T44"> / </text:span><text:span text:style-name="Source_20_Text"><text:span text:style-name="T50">print_field_width</text:span></text:span><text:span text:style-name="T50"> (static)</text:span></text:p>
      <text:p text:style-name="P24"><text:span text:style-name="T41"><text:tab/><text:tab/><text:tab/><text:tab/><text:tab/><text:tab/><text:tab/><text:tab/><text:tab/></text:span><text:span text:style-name="T55">- putchar_bonus</text:span></text:p>
      <text:p text:style-name="P5"><text:span text:style-name="T65"><text:tab/><text:tab/><text:tab/><text:tab/><text:tab/><text:tab/></text:span><text:span text:style-name="T30">- imprimer_entier_non_signe_avec_largeur_de_champs / </text:span><text:span text:style-name="Source_20_Text"><text:span text:style-name="T31">print_unsigned_integer_with_field_width</text:span></text:span></text:p>
      <text:p text:style-name="P17"><text:span text:style-name="T34"><text:tab/><text:tab/><text:tab/><text:tab/><text:tab/><text:tab/></text:span><text:tab/><text:span text:style-name="T34">- compter_nombre_de_chiffre / </text:span><text:span text:style-name="Source_20_Text"><text:span text:style-name="T37">count_digits</text:span></text:span><text:span text:style-name="T3"/></text:p>
      <text:p text:style-name="P23"><text:tab/><text:tab/><text:tab/><text:tab/><text:tab/><text:tab/><text:tab/><text:tab/>- ...</text:p>
      <text:p text:style-name="P5"><text:span text:style-name="T65"><text:tab/><text:tab/><text:tab/><text:tab/><text:tab/><text:tab/><text:tab/><text:tab/>- compter_nombre_de_chiffre_non_signe</text:span><text:span text:style-name="T38"> </text:span><text:span text:style-name="T58">/ </text:span><text:span text:style-name="Source_20_Text"><text:span text:style-name="T59">c</text:span></text:span><text:span text:style-name="Source_20_Text"><text:span text:style-name="T66">ount_unsigned_digits</text:span></text:span></text:p>
      <text:p text:style-name="P17"><text:span text:style-name="T34"><text:tab/><text:tab/><text:tab/><text:tab/><text:tab/><text:tab/><text:tab/>- imprimer_largeur_de_champs </text:span><text:span text:style-name="T36">(st</text:span><text:span text:style-name="T35">a</text:span><text:span text:style-name="T36">tic)</text:span><text:span text:style-name="T34"> / </text:span><text:span text:style-name="Source_20_Text"><text:span text:style-name="T37">print_field_width</text:span></text:span><text:span text:style-name="T34"> (static)</text:span></text:p>
      <text:p text:style-name="P24"><text:tab/><text:tab/><text:tab/><text:tab/><text:tab/><text:tab/><text:tab/><text:tab/>- <text:span text:style-name="T55">putchar_bonus</text:span></text:p>
      <text:p text:style-name="P24"><text:tab/><text:tab/><text:tab/><text:tab/><text:tab/><text:tab/><text:tab/>- <text:span text:style-name="T55">putnbr_bonus</text:span></text:p>
      <text:p text:style-name="P6"><text:span text:style-name="T65"><text:tab/><text:tab/><text:tab/><text:tab/><text:tab/><text:tab/></text:span><text:span text:style-name="T30">- imprimer_entier_signe_avec_plus / </text:span><text:span text:style-name="Source_20_Text"><text:span text:style-name="T31">print_integer_with_plus</text:span></text:span></text:p>
      <text:p text:style-name="P25"><text:tab/><text:tab/><text:tab/><text:tab/><text:tab/><text:tab/><text:tab/>- <text:span text:style-name="T55">putchar_bonus</text:span></text:p>
      <text:p text:style-name="P24"><text:tab/><text:tab/><text:tab/><text:tab/><text:tab/><text:tab/><text:tab/>- <text:span text:style-name="T55">putnbr_bonus</text:span></text:p>
      <text:p text:style-name="P6"><text:span text:style-name="T65"><text:tab/><text:tab/><text:tab/><text:tab/><text:tab/><text:tab/></text:span><text:span text:style-name="T30">- imprimer_entier_non_signe_avec_moins / </text:span><text:span text:style-name="Source_20_Text"><text:span text:style-name="T31">print_unsigned_integer_with_minus</text:span></text:span></text:p>
      <text:p text:style-name="P23"><text:tab/><text:tab/><text:tab/><text:tab/><text:tab/><text:tab/><text:tab/>- putnbr_bonus</text:p>
      <text:p text:style-name="P5"><text:span text:style-name="T65"><text:tab/><text:tab/><text:tab/><text:tab/><text:tab/><text:tab/></text:span><text:span text:style-name="T30">- imprimer_entier_non_signe_avec_precision / </text:span><text:span text:style-name="Source_20_Text"><text:span text:style-name="T31">print_unsigned_integer_with_precision</text:span></text:span></text:p>
      <text:p text:style-name="P17"><text:tab/><text:tab/><text:tab/><text:tab/><text:tab/><text:tab/><text:tab/><text:span text:style-name="T34">- compter_nombre_de_chiffre / </text:span><text:span text:style-name="Source_20_Text"><text:span text:style-name="T37">count_digits</text:span></text:span></text:p>
      <text:p text:style-name="P23"><text:tab/><text:tab/><text:tab/><text:tab/><text:tab/><text:tab/><text:tab/><text:tab/>- ...</text:p>
      <text:p text:style-name="P17"><text:tab/><text:tab/><text:tab/><text:tab/><text:tab/><text:tab/><text:tab/><text:tab/>- compter_nombre_de_chiffre_non_signe<text:span text:style-name="T55"> / </text:span><text:span text:style-name="Source_20_Text"><text:span text:style-name="T57">count_unsigned_digits</text:span></text:span></text:p>
      <text:p text:style-name="P26"><text:tab/><text:tab/><text:tab/><text:tab/><text:tab/><text:tab/><text:tab/>- <text:span text:style-name="T55">putchar_bonus</text:span></text:p>
      <text:p text:style-name="P26"><text:tab/><text:tab/><text:tab/><text:tab/><text:tab/><text:tab/><text:tab/>- putnbr_bonus</text:p>
      <text:p text:style-name="P5"><text:span text:style-name="T65"><text:tab/><text:tab/><text:tab/><text:tab/><text:tab/><text:tab/></text:span><text:span text:style-name="T30">- imprimer_entier_non_signe_sans_option / </text:span><text:span text:style-name="Source_20_Text"><text:span text:style-name="T31">print_unsigned_integer_without_option</text:span></text:span></text:p>
      <text:p text:style-name="P26"><text:tab/><text:tab/><text:tab/><text:tab/><text:tab/><text:tab/><text:tab/>- putnbr_bonus</text:p>
      <text:p text:style-name="P18"><text:tab/><text:tab/><text:tab/><text:tab/><text:tab/>- …</text:p>
      <text:p text:style-name="P18"><text:tab/><text:tab/><text:tab/><text:tab/><text:tab/>- …</text:p>
      <text:p text:style-name="P42"/>
      <text:p text:style-name="P42"/>
      <text:p text:style-name="P42">Gestion de format %x :</text:p>
      <text:p text:style-name="P42"/>
      <text:p text:style-name="P37"><text:span text:style-name="T62"><text:tab/></text:span><text:span text:style-name="T6">- ft_printf</text:span><text:span text:style-name="T7">_bonus</text:span></text:p>
      <text:p text:style-name="P17"><text:tab/><text:tab/><text:span text:style-name="T5">- dispatch</text:span></text:p>
      <text:p text:style-name="P28"><text:tab/><text:tab/><text:tab/><text:span text:style-name="T10">- print_hex_lowercase</text:span></text:p>
      <text:p text:style-name="P28"><text:tab/><text:tab/><text:tab/><text:tab/><text:span text:style-name="T13">- decimal_to_hex</text:span></text:p>
      <text:p text:style-name="P28"><text:tab/><text:tab/><text:tab/><text:tab/><text:tab/>- ft_strlcpy</text:p>
      <text:p text:style-name="P28"><text:tab/><text:tab/><text:tab/><text:tab/><text:tab/>- ft_putchar_fd</text:p>
      <text:p text:style-name="P5"><text:span text:style-name="T65"><text:tab/><text:tab/><text:tab/></text:span><text:span text:style-name="T11">- coordination_initialisation_structure / </text:span><text:span text:style-name="Source_20_Text"><text:span text:style-name="T12">structure_initialization_coordination</text:span></text:span></text:p>
      <text:p text:style-name="P5"><text:span text:style-name="T65"><text:tab/><text:tab/><text:tab/><text:tab/>- initialisation_par_default_structure / </text:span><text:span text:style-name="Source_20_Text"><text:span text:style-name="T66">default_structure_initialization</text:span></text:span></text:p>
      <text:p text:style-name="P5"><text:span text:style-name="T65"><text:tab/><text:tab/><text:tab/><text:tab/></text:span><text:span text:style-name="T14">- recherche_specificateur / </text:span><text:span text:style-name="Source_20_Text"><text:span text:style-name="T16">specifier_search</text:span></text:span></text:p>
      <text:p text:style-name="P17"><text:tab/><text:tab/><text:tab/><text:tab/><text:tab/>- ft_strlcpy</text:p>
      <text:p text:style-name="P5"><text:span text:style-name="T65"><text:tab/><text:tab/><text:tab/><text:tab/>- recherche_drapeaux / </text:span><text:span text:style-name="Source_20_Text"><text:span text:style-name="T66">flags_search</text:span></text:span></text:p>
      <text:p text:style-name="P5"><text:span text:style-name="T65"><text:tab/><text:tab/><text:tab/><text:tab/></text:span><text:span text:style-name="T14">- recherche_valeur_espace_precision / </text:span><text:span text:style-name="Source_20_Text"><text:span text:style-name="T16">precision_space_value_search</text:span></text:span></text:p>
      <text:p text:style-name="P5"><text:span text:style-name="T65"><text:tab/><text:tab/><text:tab/><text:tab/><text:tab/>- compter_pourcent_jusquau_specificateur / </text:span><text:span text:style-name="Source_20_Text"><text:span text:style-name="T66">count_percent_to_specifier</text:span></text:span></text:p>
      <text:p text:style-name="P17"><text:tab/><text:tab/><text:tab/><text:tab/><text:tab/>- ft_strnchr</text:p>
      <text:p text:style-name="P5"><text:span text:style-name="T65"><text:tab/><text:tab/><text:tab/><text:tab/><text:tab/>- recuperation_taille_champs / </text:span><text:span text:style-name="Source_20_Text"><text:span text:style-name="T66">field_size_recovery</text:span></text:span></text:p>
      <text:p text:style-name="P5"><text:span text:style-name="T65"><text:tab/><text:tab/><text:tab/><text:tab/><text:tab/>- compter_point_jusquau_specificateur / </text:span><text:span text:style-name="Source_20_Text"><text:span text:style-name="T66">count_</text:span></text:span><text:span text:style-name="Source_20_Text"><text:span text:style-name="T67">point</text:span></text:span><text:span text:style-name="Source_20_Text"><text:span text:style-name="T66">_to_specifier</text:span></text:span></text:p>
      <text:p text:style-name="P5"><text:span text:style-name="T65"><text:tab/><text:tab/><text:tab/><text:tab/><text:tab/></text:span><text:span text:style-name="T22">- recherche_precision_negative / </text:span><text:span text:style-name="Source_20_Text"><text:span text:style-name="T23">negative_precision_search</text:span></text:span></text:p>
      <text:p text:style-name="P17"><text:tab/><text:tab/><text:tab/><text:tab/><text:tab/><text:tab/>- ft_atoi</text:p>
      <text:p text:style-name="P17"><text:tab/><text:tab/><text:tab/><text:tab/><text:tab/>- ft_isdigit</text:p>
      <text:p text:style-name="P5"><text:span text:style-name="T65"><text:tab/><text:tab/><text:tab/><text:tab/><text:tab/>- recuperation_taille_precision / </text:span><text:span text:style-name="Source_20_Text"><text:span text:style-name="T66">precision_size_recovery</text:span></text:span></text:p>
      <text:p text:style-name="P1"><text:span text:style-name="T18"><text:tab/><text:tab/><text:tab/><text:tab/></text:span><text:span text:style-name="T19">- coordination_distribution_sommaire / </text:span><text:span text:style-name="Source_20_Text"><text:span text:style-name="T19">summary_distribution_coordination</text:span></text:span></text:p>
      <text:p text:style-name="P18"><text:tab/><text:tab/><text:tab/><text:tab/><text:tab/>- …</text:p>
      <text:p text:style-name="P18"><text:tab/><text:tab/><text:tab/><text:tab/><text:tab/>- …</text:p>
      <text:p text:style-name="P18"><text:tab/><text:tab/><text:tab/><text:tab/><text:tab/>- …</text:p>
      <text:p text:style-name="P18"><text:tab/><text:tab/><text:tab/><text:tab/><text:tab/>- …</text:p>
      <text:p text:style-name="P18"><text:tab/><text:tab/><text:tab/><text:tab/><text:tab/>- …</text:p>
      <text:p text:style-name="P5"><text:span text:style-name="T65"><text:tab/><text:tab/><text:tab/><text:tab/><text:tab/></text:span><text:span text:style-name="T22">- gestionnaire_hexadecimal_minuscule / </text:span><text:span text:style-name="Source_20_Text"><text:span text:style-name="T23">lowercase_hexadecimal_manager</text:span></text:span></text:p>
      <text:p text:style-name="P38"><text:span text:style-name="T63"><text:tab/><text:tab/><text:tab/><text:tab/><text:tab/></text:span><text:span text:style-name="T25"><text:tab/></text:span><text:span text:style-name="T27">- imprimer_format_brut / </text:span><text:span text:style-name="T26">print_raw_format</text:span></text:p>
      <text:p text:style-name="P23"><text:tab/><text:tab/><text:tab/><text:tab/><text:tab/><text:tab/><text:tab/>- putchar_bonus</text:p>
      <text:p text:style-name="P5"><text:span text:style-name="T65"><text:tab/><text:tab/><text:tab/><text:tab/><text:tab/><text:tab/></text:span><text:span text:style-name="T30">- imprimer_hexadecimal_minuscule / </text:span><text:span text:style-name="Source_20_Text"><text:span text:style-name="T31">print_lowercase_hexadecimal</text:span></text:span></text:p>
      <text:p text:style-name="P23"><text:tab/><text:tab/><text:tab/><text:tab/><text:tab/><text:tab/><text:tab/>- ft_strlcpy</text:p>
      <text:p text:style-name="P27"><text:tab/><text:tab/><text:tab/><text:tab/><text:tab/><text:tab/><text:tab/>- <text:span text:style-name="T61">putstr_bonus</text:span></text:p>
      <text:p text:style-name="P27"><text:tab/><text:tab/><text:tab/><text:tab/><text:tab/><text:tab/><text:tab/>- putchar_<text:span text:style-name="T61">bonus</text:span></text:p>
      <text:p text:style-name="P18"><text:tab/><text:tab/><text:tab/><text:tab/><text:tab/>- …</text:p>
      <text:p text:style-name="P36"/>
      <text:p text:style-name="P33"/>
      <text:p text:style-name="P42">Gestion de format %X :</text:p>
      <text:p text:style-name="P14"/>
      <text:p text:style-name="P37"><text:span text:style-name="T62"><text:tab/></text:span><text:span text:style-name="T6">- ft_printf</text:span><text:span text:style-name="T7">_bonus</text:span></text:p>
      <text:p text:style-name="P17"><text:tab/><text:tab/><text:span text:style-name="T5">- dispatch</text:span></text:p>
      <text:p text:style-name="P28"><text:tab/><text:tab/><text:tab/><text:span text:style-name="T10">- print_hex_uppercase</text:span></text:p>
      <text:p text:style-name="P28"><text:tab/><text:tab/><text:tab/><text:tab/><text:span text:style-name="T13">- decimal_to_hex</text:span></text:p>
      <text:p text:style-name="P13"><text:tab/><text:tab/><text:tab/><text:tab/><text:tab/><text:span text:style-name="T1">- ft_strlcpy</text:span></text:p>
      <text:p text:style-name="P28"><text:tab/><text:tab/><text:tab/><text:tab/><text:tab/>- ft_putchar_fd</text:p>
      <text:p text:style-name="P5"><text:span text:style-name="T65"><text:tab/><text:tab/><text:tab/></text:span><text:span text:style-name="T11">- coordination_initialisation_structure / </text:span><text:span text:style-name="Source_20_Text"><text:span text:style-name="T12">structure_initialization_coordination</text:span></text:span></text:p>
      <text:p text:style-name="P5"><text:span text:style-name="T65"><text:tab/><text:tab/><text:tab/><text:tab/>- initialisation_par_default_structure / </text:span><text:span text:style-name="Source_20_Text"><text:span text:style-name="T66">default_structure_initialization</text:span></text:span></text:p>
      <text:p text:style-name="P5"><text:span text:style-name="T65"><text:tab/><text:tab/><text:tab/><text:tab/></text:span><text:span text:style-name="T14">- recherche_specificateur / </text:span><text:span text:style-name="Source_20_Text"><text:span text:style-name="T16">specifier_search</text:span></text:span></text:p>
      <text:p text:style-name="P17"><text:tab/><text:tab/><text:tab/><text:tab/><text:tab/>- ft_strlcpy</text:p>
      <text:p text:style-name="P5"><text:span text:style-name="T65"><text:tab/><text:tab/><text:tab/><text:tab/>- recherche_drapeaux / </text:span><text:span text:style-name="Source_20_Text"><text:span text:style-name="T66">flags_search</text:span></text:span></text:p>
      <text:p text:style-name="P5"><text:span text:style-name="T65"><text:tab/><text:tab/><text:tab/><text:tab/></text:span><text:span text:style-name="T14">- recherche_valeur_espace_precision / </text:span><text:span text:style-name="Source_20_Text"><text:span text:style-name="T16">precision_space_value_search</text:span></text:span></text:p>
      <text:p text:style-name="P5"><text:span text:style-name="T65"><text:tab/><text:tab/><text:tab/><text:tab/><text:tab/>- compter_pourcent_jusquau_specificateur / </text:span><text:span text:style-name="Source_20_Text"><text:span text:style-name="T66">count_percent_to_specifier</text:span></text:span></text:p>
      <text:p text:style-name="P17"><text:tab/><text:tab/><text:tab/><text:tab/><text:tab/>- ft_strnchr</text:p>
      <text:p text:style-name="P5"><text:span text:style-name="T65"><text:tab/><text:tab/><text:tab/><text:tab/><text:tab/>- recuperation_taille_champs / </text:span><text:span text:style-name="Source_20_Text"><text:span text:style-name="T66">field_size_recovery</text:span></text:span></text:p>
      <text:p text:style-name="P5"><text:span text:style-name="T65"><text:tab/><text:tab/><text:tab/><text:tab/><text:tab/>- compter_point_jusquau_specificateur / </text:span><text:span text:style-name="Source_20_Text"><text:span text:style-name="T66">count_</text:span></text:span><text:span text:style-name="Source_20_Text"><text:span text:style-name="T67">point</text:span></text:span><text:span text:style-name="Source_20_Text"><text:span text:style-name="T66">_to_specifier</text:span></text:span></text:p>
      <text:p text:style-name="P5"><text:span text:style-name="T65"><text:tab/><text:tab/><text:tab/><text:tab/><text:tab/></text:span><text:span text:style-name="T22">- recherche_precision_negative / </text:span><text:span text:style-name="Source_20_Text"><text:span text:style-name="T23">negative_precision_search</text:span></text:span></text:p>
      <text:p text:style-name="P17"><text:tab/><text:tab/><text:tab/><text:tab/><text:tab/><text:tab/>- ft_atoi</text:p>
      <text:p text:style-name="P17"><text:tab/><text:tab/><text:tab/><text:tab/><text:tab/>- ft_isdigit</text:p>
      <text:p text:style-name="P5"><text:span text:style-name="T65"><text:tab/><text:tab/><text:tab/><text:tab/><text:tab/>- recuperation_taille_precision / </text:span><text:span text:style-name="Source_20_Text"><text:span text:style-name="T66">precision_size_recovery</text:span></text:span></text:p>
      <text:p text:style-name="P1"><text:span text:style-name="T18"><text:tab/><text:tab/><text:tab/><text:tab/></text:span><text:span text:style-name="T19">- coordination_distribution_sommaire / </text:span><text:span text:style-name="Source_20_Text"><text:span text:style-name="T19">summary_distribution_coordination</text:span></text:span></text:p>
      <text:p text:style-name="P18"><text:tab/><text:tab/><text:tab/><text:tab/><text:tab/>- …</text:p>
      <text:p text:style-name="P18"><text:tab/><text:tab/><text:tab/><text:tab/><text:tab/>- …</text:p>
      <text:p text:style-name="P18"><text:tab/><text:tab/><text:tab/><text:tab/><text:tab/>- …</text:p>
      <text:p text:style-name="P18"><text:tab/><text:tab/><text:tab/><text:tab/><text:tab/>- …</text:p>
      <text:p text:style-name="P18"><text:tab/><text:tab/><text:tab/><text:tab/><text:tab/>- …</text:p>
      <text:p text:style-name="P18"><text:tab/><text:tab/><text:tab/><text:tab/><text:tab/>- …</text:p>
      <text:p text:style-name="P5"><text:span text:style-name="T65"><text:tab/><text:tab/><text:tab/><text:tab/><text:tab/></text:span><text:span text:style-name="T22">- gestionnaire_hexadecimal_majuscule / </text:span><text:span text:style-name="Source_20_Text"><text:span text:style-name="T23">uppercase_hexadecimal_manager</text:span></text:span></text:p>
      <text:p text:style-name="P38"><text:span text:style-name="T63"><text:tab/><text:tab/><text:tab/><text:tab/><text:tab/><text:tab/></text:span><text:span text:style-name="T27">- imprimer_format_brut / </text:span><text:span text:style-name="T26">print_raw_format</text:span></text:p>
      <text:p text:style-name="P17"><text:tab/><text:tab/><text:tab/><text:tab/><text:tab/><text:tab/><text:tab/>- putchar_bonus</text:p>
      <text:p text:style-name="P5"><text:span text:style-name="T65"><text:tab/><text:tab/><text:tab/><text:tab/><text:tab/><text:tab/></text:span><text:span text:style-name="T30">- imprimer_hexadecimal_majuscule / </text:span><text:span text:style-name="Source_20_Text"><text:span text:style-name="T31">print_uppercase_hexadecimal</text:span></text:span></text:p>
      <text:p text:style-name="P23"><text:tab/><text:tab/><text:tab/><text:tab/><text:tab/><text:tab/><text:tab/>- ft_strlcpy</text:p>
      <text:p text:style-name="P23"><text:tab/><text:tab/><text:tab/><text:tab/><text:tab/><text:tab/><text:tab/>- <text:span text:style-name="T61">putstr_bonus</text:span></text:p>
      <text:p text:style-name="P23"><text:tab/><text:tab/><text:tab/><text:tab/><text:tab/><text:tab/><text:tab/>- putchar_<text:span text:style-name="T61">bonus</text:span></text:p>
      <text:p text:style-name="P23"/>
      <text:p text:style-name="P12"/>
      <text:p text:style-name="P11"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1"/>
      <text:p text:style-name="P31">Modification prévue:</text:p>
      <text:p text:style-name="P43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35cm" fo:margin-right="0.469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7:46:32.727158488</meta:creation-date>
    <dc:date>2024-02-08T19:07:52.670383425</dc:date>
    <meta:editing-duration>P1DT4H47M25S</meta:editing-duration>
    <meta:editing-cycles>47</meta:editing-cycles>
    <meta:generator>LibreOffice/7.4.7.2$Linux_X86_64 LibreOffice_project/40$Build-2</meta:generator>
    <meta:document-statistic meta:table-count="0" meta:image-count="0" meta:object-count="0" meta:page-count="1" meta:paragraph-count="411" meta:word-count="1221" meta:character-count="16682" meta:non-whitespace-character-count="13730"/>
  </office:meta>
</office:document-meta>
</file>